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25930" table:style-name="ce9">
            <text:p>13.825.930</text:p>
          </table:table-cell>
          <table:table-cell office:value-type="float" office:value="13573770" table:style-name="ce9">
            <text:p>13.573.770</text:p>
          </table:table-cell>
          <table:table-cell office:value-type="percentage" office:value="0.98176180553496217" table:style-name="ce10">
            <text:p>98,2%</text:p>
          </table:table-cell>
          <table:table-cell office:value-type="float" office:value="6878837" table:style-name="ce8">
            <text:p>6.878.837</text:p>
          </table:table-cell>
          <table:table-cell office:value-type="float" office:value="6776720" table:style-name="ce8">
            <text:p>6.776.720</text:p>
          </table:table-cell>
          <table:table-cell office:value-type="float" office:value="675656" table:style-name="ce8">
            <text:p>675.656</text:p>
          </table:table-cell>
          <table:table-cell office:value-type="date" office:date-value="2021-11-22T00:00:00" table:style-name="ce11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141" table:style-name="ce7">
            <text:p>1.575.14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187396" table:style-name="ce14">
            <text:p>2.187.396</text:p>
          </table:table-cell>
          <table:table-cell office:value-type="float" office:value="2122786" table:style-name="ce14">
            <text:p>2.122.786</text:p>
          </table:table-cell>
          <table:table-cell office:value-type="percentage" office:value="0.97046259570740734" table:style-name="ce15">
            <text:p>97,0%</text:p>
          </table:table-cell>
          <table:table-cell office:value-type="float" office:value="1070223" table:style-name="ce13">
            <text:p>1.070.223</text:p>
          </table:table-cell>
          <table:table-cell office:value-type="float" office:value="1052429" table:style-name="ce13">
            <text:p>1.052.429</text:p>
          </table:table-cell>
          <table:table-cell office:value-type="float" office:value="128009" table:style-name="ce13">
            <text:p>128.009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74485" table:style-name="ce7">
            <text:p>1.374.485</text:p>
          </table:table-cell>
          <table:table-cell office:value-type="float" office:value="161040" table:style-name="ce7">
            <text:p>16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99425" table:style-name="ce14">
            <text:p>1.799.425</text:p>
          </table:table-cell>
          <table:table-cell office:value-type="float" office:value="1797895" table:style-name="ce14">
            <text:p>1.797.895</text:p>
          </table:table-cell>
          <table:table-cell office:value-type="percentage" office:value="0.99914972838545646" table:style-name="ce15">
            <text:p>99,9%</text:p>
          </table:table-cell>
          <table:table-cell office:value-type="float" office:value="874483" table:style-name="ce13">
            <text:p>874.483</text:p>
          </table:table-cell>
          <table:table-cell office:value-type="float" office:value="866798" table:style-name="ce13">
            <text:p>866.798</text:p>
          </table:table-cell>
          <table:table-cell office:value-type="float" office:value="131343" table:style-name="ce13">
            <text:p>131.343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27400" table:style-name="ce7">
            <text:p>227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09050" table:style-name="ce14">
            <text:p>1.909.050</text:p>
          </table:table-cell>
          <table:table-cell office:value-type="float" office:value="1703536" table:style-name="ce14">
            <text:p>1.703.536</text:p>
          </table:table-cell>
          <table:table-cell office:value-type="percentage" office:value="0.8923475026845813" table:style-name="ce15">
            <text:p>89,2%</text:p>
          </table:table-cell>
          <table:table-cell office:value-type="float" office:value="864768" table:style-name="ce13">
            <text:p>864.768</text:p>
          </table:table-cell>
          <table:table-cell office:value-type="float" office:value="848568" table:style-name="ce13">
            <text:p>848.568</text:p>
          </table:table-cell>
          <table:table-cell office:value-type="float" office:value="86653" table:style-name="ce13">
            <text:p>86.653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49329" table:style-name="ce14">
            <text:p>3.249.329</text:p>
          </table:table-cell>
          <table:table-cell office:value-type="percentage" office:value="0.91086508003251754" table:style-name="ce15">
            <text:p>91,1%</text:p>
          </table:table-cell>
          <table:table-cell office:value-type="float" office:value="1688430" table:style-name="ce13">
            <text:p>1.688.430</text:p>
          </table:table-cell>
          <table:table-cell office:value-type="float" office:value="1648222" table:style-name="ce13">
            <text:p>1.648.222</text:p>
          </table:table-cell>
          <table:table-cell office:value-type="float" office:value="86939" table:style-name="ce13">
            <text:p>86.939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73980" table:style-name="ce14">
            <text:p>973.980</text:p>
          </table:table-cell>
          <table:table-cell office:value-type="percentage" office:value="0.9451023962816153" table:style-name="ce15">
            <text:p>94,5%</text:p>
          </table:table-cell>
          <table:table-cell office:value-type="float" office:value="484447" table:style-name="ce13">
            <text:p>484.447</text:p>
          </table:table-cell>
          <table:table-cell office:value-type="float" office:value="479136" table:style-name="ce13">
            <text:p>479.136</text:p>
          </table:table-cell>
          <table:table-cell office:value-type="float" office:value="54345" table:style-name="ce13">
            <text:p>54.345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0240" table:style-name="ce7">
            <text:p>410.240</text:p>
          </table:table-cell>
          <table:table-cell office:value-type="float" office:value="467030" table:style-name="ce7">
            <text:p>467.030</text:p>
          </table:table-cell>
          <table:table-cell office:value-type="float" office:value="100375" table:style-name="ce13">
            <text:p>100.375</text:p>
          </table:table-cell>
          <table:table-cell office:value-type="float" office:value="4252190" table:style-name="ce14">
            <text:p>4.252.190</text:p>
          </table:table-cell>
          <table:table-cell office:value-type="float" office:value="4043581" table:style-name="ce14">
            <text:p>4.043.581</text:p>
          </table:table-cell>
          <table:table-cell office:value-type="percentage" office:value="0.95094080932413649" table:style-name="ce15">
            <text:p>95,1%</text:p>
          </table:table-cell>
          <table:table-cell office:value-type="float" office:value="2010791" table:style-name="ce13">
            <text:p>2.010.791</text:p>
          </table:table-cell>
          <table:table-cell office:value-type="float" office:value="1974980" table:style-name="ce13">
            <text:p>1.974.980</text:p>
          </table:table-cell>
          <table:table-cell office:value-type="float" office:value="292474" table:style-name="ce13">
            <text:p>292.474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283030" table:style-name="ce14">
            <text:p>3.283.030</text:p>
          </table:table-cell>
          <table:table-cell office:value-type="float" office:value="3210599" table:style-name="ce14">
            <text:p>3.210.599</text:p>
          </table:table-cell>
          <table:table-cell office:value-type="percentage" office:value="0.97793775871679511" table:style-name="ce15">
            <text:p>97,8%</text:p>
          </table:table-cell>
          <table:table-cell office:value-type="float" office:value="1627112" table:style-name="ce13">
            <text:p>1.627.112</text:p>
          </table:table-cell>
          <table:table-cell office:value-type="float" office:value="1569614" table:style-name="ce13">
            <text:p>1.569.614</text:p>
          </table:table-cell>
          <table:table-cell office:value-type="float" office:value="187417" table:style-name="ce13">
            <text:p>187.417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643335" table:style-name="ce14">
            <text:p>11.643.335</text:p>
          </table:table-cell>
          <table:table-cell office:value-type="percentage" office:value="0.97319506888565144" table:style-name="ce15">
            <text:p>97,3%</text:p>
          </table:table-cell>
          <table:table-cell office:value-type="float" office:value="6019306" table:style-name="ce13">
            <text:p>6.019.306</text:p>
          </table:table-cell>
          <table:table-cell office:value-type="float" office:value="5898878" table:style-name="ce13">
            <text:p>5.898.878</text:p>
          </table:table-cell>
          <table:table-cell office:value-type="float" office:value="456605" table:style-name="ce13">
            <text:p>456.605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072359" table:style-name="ce14">
            <text:p>8.072.359</text:p>
          </table:table-cell>
          <table:table-cell office:value-type="percentage" office:value="0.95099215336776088" table:style-name="ce15">
            <text:p>95,1%</text:p>
          </table:table-cell>
          <table:table-cell office:value-type="float" office:value="4090458" table:style-name="ce13">
            <text:p>4.090.458</text:p>
          </table:table-cell>
          <table:table-cell office:value-type="float" office:value="4026914" table:style-name="ce13">
            <text:p>4.026.914</text:p>
          </table:table-cell>
          <table:table-cell office:value-type="float" office:value="415704" table:style-name="ce13">
            <text:p>415.704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29686" table:style-name="ce14">
            <text:p>1.829.686</text:p>
          </table:table-cell>
          <table:table-cell office:value-type="percentage" office:value="0.99780826250678267" table:style-name="ce15">
            <text:p>99,8%</text:p>
          </table:table-cell>
          <table:table-cell office:value-type="float" office:value="900608" table:style-name="ce13">
            <text:p>900.608</text:p>
          </table:table-cell>
          <table:table-cell office:value-type="float" office:value="886993" table:style-name="ce13">
            <text:p>886.993</text:p>
          </table:table-cell>
          <table:table-cell office:value-type="float" office:value="133769" table:style-name="ce13">
            <text:p>133.769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663979" table:style-name="ce7">
            <text:p>3.663.97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887479" table:style-name="ce14">
            <text:p>4.887.479</text:p>
          </table:table-cell>
          <table:table-cell office:value-type="float" office:value="4695906" table:style-name="ce14">
            <text:p>4.695.906</text:p>
          </table:table-cell>
          <table:table-cell office:value-type="percentage" office:value="0.96080330984542339" table:style-name="ce15">
            <text:p>96,1%</text:p>
          </table:table-cell>
          <table:table-cell office:value-type="float" office:value="2315438" table:style-name="ce13">
            <text:p>2.315.438</text:p>
          </table:table-cell>
          <table:table-cell office:value-type="float" office:value="2294891" table:style-name="ce13">
            <text:p>2.294.891</text:p>
          </table:table-cell>
          <table:table-cell office:value-type="float" office:value="297226" table:style-name="ce13">
            <text:p>297.226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13126" table:style-name="ce14">
            <text:p>513.126</text:p>
          </table:table-cell>
          <table:table-cell office:value-type="percentage" office:value="0.92072742932505536" table:style-name="ce15">
            <text:p>92,1%</text:p>
          </table:table-cell>
          <table:table-cell office:value-type="float" office:value="261413" table:style-name="ce13">
            <text:p>261.413</text:p>
          </table:table-cell>
          <table:table-cell office:value-type="float" office:value="256672" table:style-name="ce13">
            <text:p>256.672</text:p>
          </table:table-cell>
          <table:table-cell office:value-type="float" office:value="30806" table:style-name="ce13">
            <text:p>30.806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378762" table:style-name="ce14">
            <text:p>10.378.762</text:p>
          </table:table-cell>
          <table:table-cell office:value-type="percentage" office:value="0.95859688271073296" table:style-name="ce15">
            <text:p>95,9%</text:p>
          </table:table-cell>
          <table:table-cell office:value-type="float" office:value="5390198" table:style-name="ce13">
            <text:p>5.390.198</text:p>
          </table:table-cell>
          <table:table-cell office:value-type="float" office:value="5279404" table:style-name="ce13">
            <text:p>5.279.404</text:p>
          </table:table-cell>
          <table:table-cell office:value-type="float" office:value="435861" table:style-name="ce13">
            <text:p>435.861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41713" table:style-name="ce14">
            <text:p>2.341.713</text:p>
          </table:table-cell>
          <table:table-cell office:value-type="percentage" office:value="0.97280546698931325" table:style-name="ce15">
            <text:p>97,3%</text:p>
          </table:table-cell>
          <table:table-cell office:value-type="float" office:value="1199406" table:style-name="ce13">
            <text:p>1.199.406</text:p>
          </table:table-cell>
          <table:table-cell office:value-type="float" office:value="1171306" table:style-name="ce13">
            <text:p>1.171.306</text:p>
          </table:table-cell>
          <table:table-cell office:value-type="float" office:value="100933" table:style-name="ce13">
            <text:p>100.933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54401" table:style-name="ce14">
            <text:p>1.054.401</text:p>
          </table:table-cell>
          <table:table-cell office:value-type="percentage" office:value="0.98151835458061631" table:style-name="ce15">
            <text:p>98,2%</text:p>
          </table:table-cell>
          <table:table-cell office:value-type="float" office:value="530163" table:style-name="ce13">
            <text:p>530.163</text:p>
          </table:table-cell>
          <table:table-cell office:value-type="float" office:value="523753" table:style-name="ce13">
            <text:p>523.753</text:p>
          </table:table-cell>
          <table:table-cell office:value-type="float" office:value="70092" table:style-name="ce13">
            <text:p>70.092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557453" table:style-name="ce14">
            <text:p>3.557.453</text:p>
          </table:table-cell>
          <table:table-cell office:value-type="percentage" office:value="0.93133136985404807" table:style-name="ce15">
            <text:p>93,1%</text:p>
          </table:table-cell>
          <table:table-cell office:value-type="float" office:value="1821378" table:style-name="ce13">
            <text:p>1.821.378</text:p>
          </table:table-cell>
          <table:table-cell office:value-type="float" office:value="1790882" table:style-name="ce13">
            <text:p>1.790.882</text:p>
          </table:table-cell>
          <table:table-cell office:value-type="float" office:value="185141" table:style-name="ce13">
            <text:p>185.141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19909" table:style-name="ce14">
            <text:p>119.909</text:p>
          </table:table-cell>
          <table:table-cell office:value-type="percentage" office:value="0.84309368957637543" table:style-name="ce15">
            <text:p>84,3%</text:p>
          </table:table-cell>
          <table:table-cell office:value-type="float" office:value="63129" table:style-name="ce13">
            <text:p>63.129</text:p>
          </table:table-cell>
          <table:table-cell office:value-type="float" office:value="60582" table:style-name="ce13">
            <text:p>60.582</text:p>
          </table:table-cell>
          <table:table-cell office:value-type="float" office:value="4390" table:style-name="ce13">
            <text:p>4.390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472" table:style-name="ce14">
            <text:p>106.472</text:p>
          </table:table-cell>
          <table:table-cell office:value-type="percentage" office:value="0.75458540042523037" table:style-name="ce15">
            <text:p>75,5%</text:p>
          </table:table-cell>
          <table:table-cell office:value-type="float" office:value="58372" table:style-name="ce13">
            <text:p>58.372</text:p>
          </table:table-cell>
          <table:table-cell office:value-type="float" office:value="55949" table:style-name="ce13">
            <text:p>55.949</text:p>
          </table:table-cell>
          <table:table-cell office:value-type="float" office:value="2755" table:style-name="ce13">
            <text:p>2.755</text:p>
          </table:table-cell>
          <table:table-cell office:value-type="date" office:date-value="2021-11-22T00:00:00" table:style-name="ce17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89" table:style-name="ce14">
            <text:p>177.489</text:p>
          </table:table-cell>
          <table:table-cell office:value-type="percentage" office:value="0.83627342888643885" table:style-name="ce15">
            <text:p>83,6%</text:p>
          </table:table-cell>
          <table:table-cell office:value-type="float" office:value="95212" table:style-name="ce13">
            <text:p>95.212</text:p>
          </table:table-cell>
          <table:table-cell office:value-type="float" office:value="89028" table:style-name="ce13">
            <text:p>89.028</text:p>
          </table:table-cell>
          <table:table-cell office:value-type="float" office:value="0" table:style-name="ce13">
            <text:p>0</text:p>
          </table:table-cell>
          <table:table-cell office:value-type="date" office:date-value="2021-11-19T00:00:00" table:style-name="ce17">
            <text:p>1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240" table:style-name="ce7">
            <text:p>5.2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615" table:style-name="ce14">
            <text:p>9.615</text:p>
          </table:table-cell>
          <table:table-cell office:value-type="float" office:value="7553" table:style-name="ce14">
            <text:p>7.553</text:p>
          </table:table-cell>
          <table:table-cell office:value-type="percentage" office:value="0.78554342173686953" table:style-name="ce15">
            <text:p>78,6%</text:p>
          </table:table-cell>
          <table:table-cell office:value-type="float" office:value="5741" table:style-name="ce13">
            <text:p>5.741</text:p>
          </table:table-cell>
          <table:table-cell office:value-type="float" office:value="5524" table:style-name="ce13">
            <text:p>5.524</text:p>
          </table:table-cell>
          <table:table-cell office:value-type="float" office:value="0" table:style-name="ce13">
            <text:p>0</text:p>
          </table:table-cell>
          <table:table-cell office:value-type="date" office:date-value="2021-11-22T00:00:00" table:style-name="ce17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6219853" table:style-name="ce19">
            <text:p>56.219.853</text:p>
          </table:table-cell>
          <table:table-cell office:value-type="float" office:value="10787700" table:style-name="ce20">
            <text:p>10.787.700</text:p>
          </table:table-cell>
          <table:table-cell office:value-type="float" office:value="9054580" table:style-name="ce21">
            <text:p>9.054.580</text:p>
          </table:table-cell>
          <table:table-cell office:value-type="float" office:value="2157010" table:style-name="ce22">
            <text:p>2.157.010</text:p>
          </table:table-cell>
          <table:table-cell office:value-type="float" office:value="78219143" table:style-name="ce23">
            <text:p>78.219.143</text:p>
          </table:table-cell>
          <table:table-cell office:value-type="float" office:value="75173640" table:style-name="ce23">
            <text:p>75.173.640</text:p>
          </table:table-cell>
          <table:table-cell office:value-type="percentage" office:value="0.96106448008513723" table:style-name="ce24">
            <text:p>96,1%</text:p>
          </table:table-cell>
          <table:table-cell office:value-type="float" office:value="38249913" table:style-name="ce23">
            <text:p>38.249.913</text:p>
          </table:table-cell>
          <table:table-cell office:value-type="float" office:value="37557243" table:style-name="ce23">
            <text:p>37.557.243</text:p>
          </table:table-cell>
          <table:table-cell office:value-type="float" office:value="3776118" table:style-name="ce23">
            <text:p>3.776.11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78837" table:style-name="ce31">
            <text:p>6.878.837</text:p>
          </table:table-cell>
          <table:table-cell office:value-type="percentage" office:value="0.92308911395972204" table:style-name="ce32">
            <text:p>92,3%</text:p>
          </table:table-cell>
          <table:table-cell office:value-type="float" office:value="6776720" table:style-name="ce31">
            <text:p>6.776.720</text:p>
          </table:table-cell>
          <table:table-cell office:value-type="percentage" office:value="0.90938576686046313" table:style-name="ce32">
            <text:p>90,9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0223" table:style-name="ce31">
            <text:p>1.070.223</text:p>
          </table:table-cell>
          <table:table-cell office:value-type="percentage" office:value="0.90303965627515537" table:style-name="ce32">
            <text:p>90,3%</text:p>
          </table:table-cell>
          <table:table-cell office:value-type="float" office:value="1052429" table:style-name="ce31">
            <text:p>1.052.429</text:p>
          </table:table-cell>
          <table:table-cell office:value-type="percentage" office:value="0.88802532034352233" table:style-name="ce32">
            <text:p>88,8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483" table:style-name="ce31">
            <text:p>874.483</text:p>
          </table:table-cell>
          <table:table-cell office:value-type="percentage" office:value="0.93635048563752843" table:style-name="ce32">
            <text:p>93,6%</text:p>
          </table:table-cell>
          <table:table-cell office:value-type="float" office:value="866798" table:style-name="ce31">
            <text:p>866.798</text:p>
          </table:table-cell>
          <table:table-cell office:value-type="percentage" office:value="0.92812179110358728" table:style-name="ce32">
            <text:p>92,8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4768" table:style-name="ce31">
            <text:p>864.768</text:p>
          </table:table-cell>
          <table:table-cell office:value-type="percentage" office:value="0.8356320184139604" table:style-name="ce32">
            <text:p>83,6%</text:p>
          </table:table-cell>
          <table:table-cell office:value-type="float" office:value="848568" table:style-name="ce31">
            <text:p>848.568</text:p>
          </table:table-cell>
          <table:table-cell office:value-type="percentage" office:value="0.81997783290026638" table:style-name="ce32">
            <text:p>82,0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8430" table:style-name="ce31">
            <text:p>1.688.430</text:p>
          </table:table-cell>
          <table:table-cell office:value-type="percentage" office:value="0.86110382940614272" table:style-name="ce32">
            <text:p>86,1%</text:p>
          </table:table-cell>
          <table:table-cell office:value-type="float" office:value="1648222" table:style-name="ce31">
            <text:p>1.648.222</text:p>
          </table:table-cell>
          <table:table-cell office:value-type="percentage" office:value="0.84059764154359451" table:style-name="ce32">
            <text:p>84,1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447" table:style-name="ce31">
            <text:p>484.447</text:p>
          </table:table-cell>
          <table:table-cell office:value-type="percentage" office:value="0.92429315795599154" table:style-name="ce32">
            <text:p>92,4%</text:p>
          </table:table-cell>
          <table:table-cell office:value-type="float" office:value="479136" table:style-name="ce31">
            <text:p>479.136</text:p>
          </table:table-cell>
          <table:table-cell office:value-type="percentage" office:value="0.9141601176814016" table:style-name="ce32">
            <text:p>91,4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0791" table:style-name="ce31">
            <text:p>2.010.791</text:p>
          </table:table-cell>
          <table:table-cell office:value-type="percentage" office:value="0.92396931790559278" table:style-name="ce32">
            <text:p>92,4%</text:p>
          </table:table-cell>
          <table:table-cell office:value-type="float" office:value="1974980" table:style-name="ce31">
            <text:p>1.974.980</text:p>
          </table:table-cell>
          <table:table-cell office:value-type="percentage" office:value="0.90751397011284995" table:style-name="ce32">
            <text:p>90,8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7112" table:style-name="ce31">
            <text:p>1.627.112</text:p>
          </table:table-cell>
          <table:table-cell office:value-type="percentage" office:value="0.89956125220037331" table:style-name="ce32">
            <text:p>90,0%</text:p>
          </table:table-cell>
          <table:table-cell office:value-type="float" office:value="1569614" table:style-name="ce31">
            <text:p>1.569.614</text:p>
          </table:table-cell>
          <table:table-cell office:value-type="percentage" office:value="0.86777304531663257" table:style-name="ce32">
            <text:p>86,8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19306" table:style-name="ce31">
            <text:p>6.019.306</text:p>
          </table:table-cell>
          <table:table-cell office:value-type="percentage" office:value="0.87638184370067962" table:style-name="ce32">
            <text:p>87,6%</text:p>
          </table:table-cell>
          <table:table-cell office:value-type="float" office:value="5898878" table:style-name="ce31">
            <text:p>5.898.878</text:p>
          </table:table-cell>
          <table:table-cell office:value-type="percentage" office:value="0.85884810930120148" table:style-name="ce32">
            <text:p>85,9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0458" table:style-name="ce31">
            <text:p>4.090.458</text:p>
          </table:table-cell>
          <table:table-cell office:value-type="percentage" office:value="0.91132791900293619" table:style-name="ce32">
            <text:p>91,1%</text:p>
          </table:table-cell>
          <table:table-cell office:value-type="float" office:value="4026914" table:style-name="ce31">
            <text:p>4.026.914</text:p>
          </table:table-cell>
          <table:table-cell office:value-type="percentage" office:value="0.89717072162183054" table:style-name="ce32">
            <text:p>89,7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608" table:style-name="ce31">
            <text:p>900.608</text:p>
          </table:table-cell>
          <table:table-cell office:value-type="percentage" office:value="0.94459099028042759" table:style-name="ce32">
            <text:p>94,5%</text:p>
          </table:table-cell>
          <table:table-cell office:value-type="float" office:value="886993" table:style-name="ce31">
            <text:p>886.993</text:p>
          </table:table-cell>
          <table:table-cell office:value-type="percentage" office:value="0.93031107456496864" table:style-name="ce32">
            <text:p>93,0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5438" table:style-name="ce31">
            <text:p>2.315.438</text:p>
          </table:table-cell>
          <table:table-cell office:value-type="percentage" office:value="0.9433452149259095" table:style-name="ce32">
            <text:p>94,3%</text:p>
          </table:table-cell>
          <table:table-cell office:value-type="float" office:value="2294891" table:style-name="ce31">
            <text:p>2.294.891</text:p>
          </table:table-cell>
          <table:table-cell office:value-type="percentage" office:value="0.93497404967290654" table:style-name="ce32">
            <text:p>93,5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413" table:style-name="ce31">
            <text:p>261.413</text:p>
          </table:table-cell>
          <table:table-cell office:value-type="percentage" office:value="0.9205655526992288" table:style-name="ce32">
            <text:p>92,1%</text:p>
          </table:table-cell>
          <table:table-cell office:value-type="float" office:value="256672" table:style-name="ce31">
            <text:p>256.672</text:p>
          </table:table-cell>
          <table:table-cell office:value-type="percentage" office:value="0.90387012712610482" table:style-name="ce32">
            <text:p>90,4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90198" table:style-name="ce31">
            <text:p>5.390.198</text:p>
          </table:table-cell>
          <table:table-cell office:value-type="percentage" office:value="0.9016819682107724" table:style-name="ce32">
            <text:p>90,2%</text:p>
          </table:table-cell>
          <table:table-cell office:value-type="float" office:value="5279404" table:style-name="ce31">
            <text:p>5.279.404</text:p>
          </table:table-cell>
          <table:table-cell office:value-type="percentage" office:value="0.88314814960411925" table:style-name="ce32">
            <text:p>88,3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9406" table:style-name="ce31">
            <text:p>1.199.406</text:p>
          </table:table-cell>
          <table:table-cell office:value-type="percentage" office:value="0.91548135805644748" table:style-name="ce32">
            <text:p>91,5%</text:p>
          </table:table-cell>
          <table:table-cell office:value-type="float" office:value="1171306" table:style-name="ce31">
            <text:p>1.171.306</text:p>
          </table:table-cell>
          <table:table-cell office:value-type="percentage" office:value="0.89403321942667069" table:style-name="ce32">
            <text:p>89,4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0163" table:style-name="ce31">
            <text:p>530.163</text:p>
          </table:table-cell>
          <table:table-cell office:value-type="percentage" office:value="0.9119452175438717" table:style-name="ce32">
            <text:p>91,2%</text:p>
          </table:table-cell>
          <table:table-cell office:value-type="float" office:value="523753" table:style-name="ce31">
            <text:p>523.753</text:p>
          </table:table-cell>
          <table:table-cell office:value-type="percentage" office:value="0.90091923337587765" table:style-name="ce32">
            <text:p>90,1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1378" table:style-name="ce31">
            <text:p>1.821.378</text:p>
          </table:table-cell>
          <table:table-cell office:value-type="percentage" office:value="0.91805964183446798" table:style-name="ce32">
            <text:p>91,8%</text:p>
          </table:table-cell>
          <table:table-cell office:value-type="float" office:value="1790882" table:style-name="ce31">
            <text:p>1.790.882</text:p>
          </table:table-cell>
          <table:table-cell office:value-type="percentage" office:value="0.90268823247442087" table:style-name="ce32">
            <text:p>90,3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129" table:style-name="ce31">
            <text:p>63.129</text:p>
          </table:table-cell>
          <table:table-cell office:value-type="percentage" office:value="0.88957937011202703" table:style-name="ce32">
            <text:p>89,0%</text:p>
          </table:table-cell>
          <table:table-cell office:value-type="float" office:value="60582" table:style-name="ce31">
            <text:p>60.582</text:p>
          </table:table-cell>
          <table:table-cell office:value-type="percentage" office:value="0.85368843796237581" table:style-name="ce32">
            <text:p>85,4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372" table:style-name="ce31">
            <text:p>58.372</text:p>
          </table:table-cell>
          <table:table-cell office:value-type="percentage" office:value="0.82298701481805236" table:style-name="ce32">
            <text:p>82,3%</text:p>
          </table:table-cell>
          <table:table-cell office:value-type="float" office:value="55949" table:style-name="ce31">
            <text:p>55.949</text:p>
          </table:table-cell>
          <table:table-cell office:value-type="percentage" office:value="0.78882513006330457" table:style-name="ce32">
            <text:p>78,9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12" table:style-name="ce31">
            <text:p>95.212</text:p>
          </table:table-cell>
          <table:table-cell office:value-type="string" table:style-name="ce32">
            <text:p>-</text:p>
          </table:table-cell>
          <table:table-cell office:value-type="float" office:value="89028" table:style-name="ce31">
            <text:p>89.028</text:p>
          </table:table-cell>
          <table:table-cell office:value-type="string" table:style-name="ce32">
            <text:p>-</text:p>
          </table:table-cell>
          <table:table-cell office:value-type="date" office:date-value="2021-11-19T00:00:00" table:style-name="ce33">
            <text:p>1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741" table:style-name="ce31">
            <text:p>5.741</text:p>
          </table:table-cell>
          <table:table-cell office:value-type="string" table:style-name="ce32">
            <text:p>-</text:p>
          </table:table-cell>
          <table:table-cell office:value-type="float" office:value="5524" table:style-name="ce31">
            <text:p>5.524</text:p>
          </table:table-cell>
          <table:table-cell office:value-type="string" table:style-name="ce32">
            <text:p>-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49913" table:style-name="ce34">
            <text:p>38.249.913</text:p>
          </table:table-cell>
          <table:table-cell office:value-type="percentage" office:value="0.90812132253059819" table:style-name="ce24">
            <text:p>90,8%</text:p>
          </table:table-cell>
          <table:table-cell office:value-type="float" office:value="37557243" table:style-name="ce34">
            <text:p>37.557.243</text:p>
          </table:table-cell>
          <table:table-cell office:value-type="percentage" office:value="0.89167609828976746" table:style-name="ce24">
            <text:p>89,2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158" table:style-name="ce43">
            <text:p>434.158</text:p>
          </table:table-cell>
          <table:table-cell office:value-type="percentage" office:value="1" table:style-name="ce44">
            <text:p>100,0%</text:p>
          </table:table-cell>
          <table:table-cell office:value-type="float" office:value="654218" table:style-name="ce43">
            <text:p>654.218</text:p>
          </table:table-cell>
          <table:table-cell office:value-type="percentage" office:value="1" table:style-name="ce44">
            <text:p>100,0%</text:p>
          </table:table-cell>
          <table:table-cell office:value-type="float" office:value="930620" table:style-name="ce43">
            <text:p>930.620</text:p>
          </table:table-cell>
          <table:table-cell office:value-type="percentage" office:value="1" table:style-name="ce44">
            <text:p>100,0%</text:p>
          </table:table-cell>
          <table:table-cell office:value-type="float" office:value="1217981" table:style-name="ce43">
            <text:p>1.217.981</text:p>
          </table:table-cell>
          <table:table-cell office:value-type="percentage" office:value="0.96281484655195448" table:style-name="ce44">
            <text:p>96,3%</text:p>
          </table:table-cell>
          <table:table-cell office:value-type="float" office:value="1254965" table:style-name="ce43">
            <text:p>1.254.965</text:p>
          </table:table-cell>
          <table:table-cell office:value-type="percentage" office:value="0.90603733699897626" table:style-name="ce44">
            <text:p>90,6%</text:p>
          </table:table-cell>
          <table:table-cell office:value-type="float" office:value="935762" table:style-name="ce43">
            <text:p>935.762</text:p>
          </table:table-cell>
          <table:table-cell office:value-type="percentage" office:value="0.82068764103675007" table:style-name="ce44">
            <text:p>82,1%</text:p>
          </table:table-cell>
          <table:table-cell office:value-type="float" office:value="773543" table:style-name="ce43">
            <text:p>773.543</text:p>
          </table:table-cell>
          <table:table-cell office:value-type="percentage" office:value="0.83295609214017441" table:style-name="ce44">
            <text:p>83,3%</text:p>
          </table:table-cell>
          <table:table-cell office:value-type="float" office:value="675303" table:style-name="ce43">
            <text:p>675.303</text:p>
          </table:table-cell>
          <table:table-cell office:value-type="percentage" office:value="0.89692750897521212" table:style-name="ce44">
            <text:p>89,7%</text:p>
          </table:table-cell>
          <table:table-cell office:value-type="float" office:value="6876550" table:style-name="ce43">
            <text:p>6.876.55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278221545295036" table:style-name="ce44">
            <text:p>92,3%</text:p>
          </table:table-cell>
          <table:table-cell office:value-type="percentage" office:value="0.81240738428226134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80" table:style-name="ce46">
            <text:p>101.380</text:p>
          </table:table-cell>
          <table:table-cell office:value-type="percentage" office:value="1" table:style-name="ce47">
            <text:p>100,0%</text:p>
          </table:table-cell>
          <table:table-cell office:value-type="float" office:value="119394" table:style-name="ce46">
            <text:p>119.394</text:p>
          </table:table-cell>
          <table:table-cell office:value-type="percentage" office:value="1" table:style-name="ce47">
            <text:p>100,0%</text:p>
          </table:table-cell>
          <table:table-cell office:value-type="float" office:value="154697" table:style-name="ce46">
            <text:p>154.697</text:p>
          </table:table-cell>
          <table:table-cell office:value-type="percentage" office:value="0.98931999718610708" table:style-name="ce47">
            <text:p>98,9%</text:p>
          </table:table-cell>
          <table:table-cell office:value-type="float" office:value="186322" table:style-name="ce46">
            <text:p>186.322</text:p>
          </table:table-cell>
          <table:table-cell office:value-type="percentage" office:value="0.9397576992525194" table:style-name="ce47">
            <text:p>94,0%</text:p>
          </table:table-cell>
          <table:table-cell office:value-type="float" office:value="188433" table:style-name="ce46">
            <text:p>188.433</text:p>
          </table:table-cell>
          <table:table-cell office:value-type="percentage" office:value="0.87666497629604123" table:style-name="ce47">
            <text:p>87,7%</text:p>
          </table:table-cell>
          <table:table-cell office:value-type="float" office:value="126447" table:style-name="ce46">
            <text:p>126.447</text:p>
          </table:table-cell>
          <table:table-cell office:value-type="percentage" office:value="0.76967605273729955" table:style-name="ce47">
            <text:p>77,0%</text:p>
          </table:table-cell>
          <table:table-cell office:value-type="float" office:value="104749" table:style-name="ce46">
            <text:p>104.749</text:p>
          </table:table-cell>
          <table:table-cell office:value-type="percentage" office:value="0.80328371714940838" table:style-name="ce47">
            <text:p>80,3%</text:p>
          </table:table-cell>
          <table:table-cell office:value-type="float" office:value="88765" table:style-name="ce46">
            <text:p>88.765</text:p>
          </table:table-cell>
          <table:table-cell office:value-type="percentage" office:value="0.86088508277647924" table:style-name="ce47">
            <text:p>86,1%</text:p>
          </table:table-cell>
          <table:table-cell office:value-type="float" office:value="1070187" table:style-name="ce46">
            <text:p>1.070.18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0092799632784" table:style-name="ce47">
            <text:p>90,3%</text:p>
          </table:table-cell>
          <table:table-cell office:value-type="percentage" office:value="0.80502049434665945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77" table:style-name="ce46">
            <text:p>88.977</text:p>
          </table:table-cell>
          <table:table-cell office:value-type="percentage" office:value="1" table:style-name="ce47">
            <text:p>100,0%</text:p>
          </table:table-cell>
          <table:table-cell office:value-type="float" office:value="114381" table:style-name="ce46">
            <text:p>114.381</text:p>
          </table:table-cell>
          <table:table-cell office:value-type="percentage" office:value="1" table:style-name="ce47">
            <text:p>100,0%</text:p>
          </table:table-cell>
          <table:table-cell office:value-type="float" office:value="148255" table:style-name="ce46">
            <text:p>148.255</text:p>
          </table:table-cell>
          <table:table-cell office:value-type="percentage" office:value="0.99066500948868041" table:style-name="ce47">
            <text:p>99,1%</text:p>
          </table:table-cell>
          <table:table-cell office:value-type="float" office:value="153308" table:style-name="ce46">
            <text:p>153.308</text:p>
          </table:table-cell>
          <table:table-cell office:value-type="percentage" office:value="0.94259276338036824" table:style-name="ce47">
            <text:p>94,3%</text:p>
          </table:table-cell>
          <table:table-cell office:value-type="float" office:value="150865" table:style-name="ce46">
            <text:p>150.865</text:p>
          </table:table-cell>
          <table:table-cell office:value-type="percentage" office:value="0.90342110148329569" table:style-name="ce47">
            <text:p>90,3%</text:p>
          </table:table-cell>
          <table:table-cell office:value-type="float" office:value="91168" table:style-name="ce46">
            <text:p>91.168</text:p>
          </table:table-cell>
          <table:table-cell office:value-type="percentage" office:value="0.79656796358266857" table:style-name="ce47">
            <text:p>79,7%</text:p>
          </table:table-cell>
          <table:table-cell office:value-type="float" office:value="66808" table:style-name="ce46">
            <text:p>66.808</text:p>
          </table:table-cell>
          <table:table-cell office:value-type="percentage" office:value="0.84448433214091589" table:style-name="ce47">
            <text:p>84,4%</text:p>
          </table:table-cell>
          <table:table-cell office:value-type="float" office:value="60684" table:style-name="ce46">
            <text:p>60.684</text:p>
          </table:table-cell>
          <table:table-cell office:value-type="percentage" office:value="0.94818749999999996" table:style-name="ce47">
            <text:p>94,8%</text:p>
          </table:table-cell>
          <table:table-cell office:value-type="float" office:value="874446" table:style-name="ce46">
            <text:p>874.44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31086798004559" table:style-name="ce47">
            <text:p>93,6%</text:p>
          </table:table-cell>
          <table:table-cell office:value-type="percentage" office:value="0.85832325596004644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64" table:style-name="ce46">
            <text:p>51.564</text:p>
          </table:table-cell>
          <table:table-cell office:value-type="percentage" office:value="1" table:style-name="ce47">
            <text:p>100,0%</text:p>
          </table:table-cell>
          <table:table-cell office:value-type="float" office:value="79387" table:style-name="ce46">
            <text:p>79.387</text:p>
          </table:table-cell>
          <table:table-cell office:value-type="percentage" office:value="0.98597794227234337" table:style-name="ce47">
            <text:p>98,6%</text:p>
          </table:table-cell>
          <table:table-cell office:value-type="float" office:value="110661" table:style-name="ce46">
            <text:p>110.661</text:p>
          </table:table-cell>
          <table:table-cell office:value-type="percentage" office:value="0.94395680323463926" table:style-name="ce47">
            <text:p>94,4%</text:p>
          </table:table-cell>
          <table:table-cell office:value-type="float" office:value="150885" table:style-name="ce46">
            <text:p>150.885</text:p>
          </table:table-cell>
          <table:table-cell office:value-type="percentage" office:value="0.91005868622472064" table:style-name="ce47">
            <text:p>91,0%</text:p>
          </table:table-cell>
          <table:table-cell office:value-type="float" office:value="168790" table:style-name="ce46">
            <text:p>168.790</text:p>
          </table:table-cell>
          <table:table-cell office:value-type="percentage" office:value="0.81868536949731296" table:style-name="ce47">
            <text:p>81,9%</text:p>
          </table:table-cell>
          <table:table-cell office:value-type="float" office:value="128483" table:style-name="ce46">
            <text:p>128.483</text:p>
          </table:table-cell>
          <table:table-cell office:value-type="percentage" office:value="0.70522594916212467" table:style-name="ce47">
            <text:p>70,5%</text:p>
          </table:table-cell>
          <table:table-cell office:value-type="float" office:value="98707" table:style-name="ce46">
            <text:p>98.707</text:p>
          </table:table-cell>
          <table:table-cell office:value-type="percentage" office:value="0.71556886227544914" table:style-name="ce47">
            <text:p>71,6%</text:p>
          </table:table-cell>
          <table:table-cell office:value-type="float" office:value="75846" table:style-name="ce46">
            <text:p>75.846</text:p>
          </table:table-cell>
          <table:table-cell office:value-type="percentage" office:value="0.79436531210724759" table:style-name="ce47">
            <text:p>79,4%</text:p>
          </table:table-cell>
          <table:table-cell office:value-type="float" office:value="864323" table:style-name="ce46">
            <text:p>864.32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520201146620776" table:style-name="ce47">
            <text:p>83,5%</text:p>
          </table:table-cell>
          <table:table-cell office:value-type="percentage" office:value="0.73776464030769673" table:style-name="ce47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233" table:style-name="ce46">
            <text:p>93.233</text:p>
          </table:table-cell>
          <table:table-cell office:value-type="percentage" office:value="1" table:style-name="ce47">
            <text:p>100,0%</text:p>
          </table:table-cell>
          <table:table-cell office:value-type="float" office:value="151729" table:style-name="ce46">
            <text:p>151.729</text:p>
          </table:table-cell>
          <table:table-cell office:value-type="percentage" office:value="0.98186771586283661" table:style-name="ce47">
            <text:p>98,2%</text:p>
          </table:table-cell>
          <table:table-cell office:value-type="float" office:value="224951" table:style-name="ce46">
            <text:p>224.951</text:p>
          </table:table-cell>
          <table:table-cell office:value-type="percentage" office:value="0.95686369591479081" table:style-name="ce47">
            <text:p>95,7%</text:p>
          </table:table-cell>
          <table:table-cell office:value-type="float" office:value="321462" table:style-name="ce46">
            <text:p>321.462</text:p>
          </table:table-cell>
          <table:table-cell office:value-type="percentage" office:value="0.91712123978636961" table:style-name="ce47">
            <text:p>91,7%</text:p>
          </table:table-cell>
          <table:table-cell office:value-type="float" office:value="319079" table:style-name="ce46">
            <text:p>319.079</text:p>
          </table:table-cell>
          <table:table-cell office:value-type="percentage" office:value="0.82252967076025196" table:style-name="ce47">
            <text:p>82,3%</text:p>
          </table:table-cell>
          <table:table-cell office:value-type="float" office:value="231240" table:style-name="ce46">
            <text:p>231.240</text:p>
          </table:table-cell>
          <table:table-cell office:value-type="percentage" office:value="0.74369480339879201" table:style-name="ce47">
            <text:p>74,4%</text:p>
          </table:table-cell>
          <table:table-cell office:value-type="float" office:value="190292" table:style-name="ce46">
            <text:p>190.292</text:p>
          </table:table-cell>
          <table:table-cell office:value-type="percentage" office:value="0.75588286699397811" table:style-name="ce47">
            <text:p>75,6%</text:p>
          </table:table-cell>
          <table:table-cell office:value-type="float" office:value="155599" table:style-name="ce46">
            <text:p>155.599</text:p>
          </table:table-cell>
          <table:table-cell office:value-type="percentage" office:value="0.86541488456425864" table:style-name="ce47">
            <text:p>86,5%</text:p>
          </table:table-cell>
          <table:table-cell office:value-type="float" office:value="1687585" table:style-name="ce46">
            <text:p>1.687.58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067287713933371" table:style-name="ce47">
            <text:p>86,1%</text:p>
          </table:table-cell>
          <table:table-cell office:value-type="percentage" office:value="0.77556168518423196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80" table:style-name="ce46">
            <text:p>42.380</text:p>
          </table:table-cell>
          <table:table-cell office:value-type="percentage" office:value="1" table:style-name="ce47">
            <text:p>100,0%</text:p>
          </table:table-cell>
          <table:table-cell office:value-type="float" office:value="55985" table:style-name="ce46">
            <text:p>55.985</text:p>
          </table:table-cell>
          <table:table-cell office:value-type="percentage" office:value="1" table:style-name="ce47">
            <text:p>100,0%</text:p>
          </table:table-cell>
          <table:table-cell office:value-type="float" office:value="76780" table:style-name="ce46">
            <text:p>76.780</text:p>
          </table:table-cell>
          <table:table-cell office:value-type="percentage" office:value="0.99269506755446379" table:style-name="ce47">
            <text:p>99,3%</text:p>
          </table:table-cell>
          <table:table-cell office:value-type="float" office:value="84442" table:style-name="ce46">
            <text:p>84.442</text:p>
          </table:table-cell>
          <table:table-cell office:value-type="percentage" office:value="0.93861989240140498" table:style-name="ce47">
            <text:p>93,9%</text:p>
          </table:table-cell>
          <table:table-cell office:value-type="float" office:value="88260" table:style-name="ce46">
            <text:p>88.260</text:p>
          </table:table-cell>
          <table:table-cell office:value-type="percentage" office:value="0.90274013235279071" table:style-name="ce47">
            <text:p>90,3%</text:p>
          </table:table-cell>
          <table:table-cell office:value-type="float" office:value="55030" table:style-name="ce46">
            <text:p>55.030</text:p>
          </table:table-cell>
          <table:table-cell office:value-type="percentage" office:value="0.78086643111546261" table:style-name="ce47">
            <text:p>78,1%</text:p>
          </table:table-cell>
          <table:table-cell office:value-type="float" office:value="41539" table:style-name="ce46">
            <text:p>41.539</text:p>
          </table:table-cell>
          <table:table-cell office:value-type="percentage" office:value="0.82247302247302245" table:style-name="ce47">
            <text:p>82,2%</text:p>
          </table:table-cell>
          <table:table-cell office:value-type="float" office:value="39869" table:style-name="ce46">
            <text:p>39.869</text:p>
          </table:table-cell>
          <table:table-cell office:value-type="percentage" office:value="0.90687623683552077" table:style-name="ce47">
            <text:p>90,7%</text:p>
          </table:table-cell>
          <table:table-cell office:value-type="float" office:value="484285" table:style-name="ce46">
            <text:p>484.28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398407256256598" table:style-name="ce47">
            <text:p>92,4%</text:p>
          </table:table-cell>
          <table:table-cell office:value-type="percentage" office:value="0.83081291119479161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08" table:style-name="ce46">
            <text:p>229.508</text:p>
          </table:table-cell>
          <table:table-cell office:value-type="percentage" office:value="1" table:style-name="ce47">
            <text:p>100,0%</text:p>
          </table:table-cell>
          <table:table-cell office:value-type="float" office:value="251031" table:style-name="ce46">
            <text:p>251.031</text:p>
          </table:table-cell>
          <table:table-cell office:value-type="percentage" office:value="1" table:style-name="ce47">
            <text:p>100,0%</text:p>
          </table:table-cell>
          <table:table-cell office:value-type="float" office:value="320940" table:style-name="ce46">
            <text:p>320.940</text:p>
          </table:table-cell>
          <table:table-cell office:value-type="percentage" office:value="1" table:style-name="ce47">
            <text:p>100,0%</text:p>
          </table:table-cell>
          <table:table-cell office:value-type="float" office:value="353547" table:style-name="ce46">
            <text:p>353.547</text:p>
          </table:table-cell>
          <table:table-cell office:value-type="percentage" office:value="0.92751885616842655" table:style-name="ce47">
            <text:p>92,8%</text:p>
          </table:table-cell>
          <table:table-cell office:value-type="float" office:value="321409" table:style-name="ce46">
            <text:p>321.409</text:p>
          </table:table-cell>
          <table:table-cell office:value-type="percentage" office:value="0.884680915484235" table:style-name="ce47">
            <text:p>88,5%</text:p>
          </table:table-cell>
          <table:table-cell office:value-type="float" office:value="213593" table:style-name="ce46">
            <text:p>213.593</text:p>
          </table:table-cell>
          <table:table-cell office:value-type="percentage" office:value="0.79763465193832317" table:style-name="ce47">
            <text:p>79,8%</text:p>
          </table:table-cell>
          <table:table-cell office:value-type="float" office:value="174527" table:style-name="ce46">
            <text:p>174.527</text:p>
          </table:table-cell>
          <table:table-cell office:value-type="percentage" office:value="0.82711866013288726" table:style-name="ce47">
            <text:p>82,7%</text:p>
          </table:table-cell>
          <table:table-cell office:value-type="float" office:value="145664" table:style-name="ce46">
            <text:p>145.664</text:p>
          </table:table-cell>
          <table:table-cell office:value-type="percentage" office:value="0.88098607734271994" table:style-name="ce47">
            <text:p>88,1%</text:p>
          </table:table-cell>
          <table:table-cell office:value-type="float" office:value="2010219" table:style-name="ce46">
            <text:p>2.010.21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370648081817697" table:style-name="ce47">
            <text:p>92,4%</text:p>
          </table:table-cell>
          <table:table-cell office:value-type="percentage" office:value="0.83936861303810817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503" table:style-name="ce46">
            <text:p>138.503</text:p>
          </table:table-cell>
          <table:table-cell office:value-type="percentage" office:value="1" table:style-name="ce47">
            <text:p>100,0%</text:p>
          </table:table-cell>
          <table:table-cell office:value-type="float" office:value="158734" table:style-name="ce46">
            <text:p>158.734</text:p>
          </table:table-cell>
          <table:table-cell office:value-type="percentage" office:value="0.99769328916851563" table:style-name="ce47">
            <text:p>99,8%</text:p>
          </table:table-cell>
          <table:table-cell office:value-type="float" office:value="222832" table:style-name="ce46">
            <text:p>222.832</text:p>
          </table:table-cell>
          <table:table-cell office:value-type="percentage" office:value="1" table:style-name="ce47">
            <text:p>100,0%</text:p>
          </table:table-cell>
          <table:table-cell office:value-type="float" office:value="286891" table:style-name="ce46">
            <text:p>286.891</text:p>
          </table:table-cell>
          <table:table-cell office:value-type="percentage" office:value="0.93304561627173321" table:style-name="ce47">
            <text:p>93,3%</text:p>
          </table:table-cell>
          <table:table-cell office:value-type="float" office:value="287814" table:style-name="ce46">
            <text:p>287.814</text:p>
          </table:table-cell>
          <table:table-cell office:value-type="percentage" office:value="0.87056759577138887" table:style-name="ce47">
            <text:p>87,1%</text:p>
          </table:table-cell>
          <table:table-cell office:value-type="float" office:value="206662" table:style-name="ce46">
            <text:p>206.662</text:p>
          </table:table-cell>
          <table:table-cell office:value-type="percentage" office:value="0.77721407591547231" table:style-name="ce47">
            <text:p>77,7%</text:p>
          </table:table-cell>
          <table:table-cell office:value-type="float" office:value="174163" table:style-name="ce46">
            <text:p>174.163</text:p>
          </table:table-cell>
          <table:table-cell office:value-type="percentage" office:value="0.79858681547441646" table:style-name="ce47">
            <text:p>79,9%</text:p>
          </table:table-cell>
          <table:table-cell office:value-type="float" office:value="151100" table:style-name="ce46">
            <text:p>151.100</text:p>
          </table:table-cell>
          <table:table-cell office:value-type="percentage" office:value="0.86853056813740137" table:style-name="ce47">
            <text:p>86,9%</text:p>
          </table:table-cell>
          <table:table-cell office:value-type="float" office:value="1626699" table:style-name="ce46">
            <text:p>1.626.69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933292200727122" table:style-name="ce47">
            <text:p>89,9%</text:p>
          </table:table-cell>
          <table:table-cell office:value-type="percentage" office:value="0.79536587977533968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171" table:style-name="ce46">
            <text:p>459.171</text:p>
          </table:table-cell>
          <table:table-cell office:value-type="percentage" office:value="1" table:style-name="ce47">
            <text:p>100,0%</text:p>
          </table:table-cell>
          <table:table-cell office:value-type="float" office:value="618877" table:style-name="ce46">
            <text:p>618.877</text:p>
          </table:table-cell>
          <table:table-cell office:value-type="percentage" office:value="0.97416148794570057" table:style-name="ce47">
            <text:p>97,4%</text:p>
          </table:table-cell>
          <table:table-cell office:value-type="float" office:value="800969" table:style-name="ce46">
            <text:p>800.969</text:p>
          </table:table-cell>
          <table:table-cell office:value-type="percentage" office:value="0.95628498156602804" table:style-name="ce47">
            <text:p>95,6%</text:p>
          </table:table-cell>
          <table:table-cell office:value-type="float" office:value="1028152" table:style-name="ce46">
            <text:p>1.028.152</text:p>
          </table:table-cell>
          <table:table-cell office:value-type="percentage" office:value="0.94172085951382145" table:style-name="ce47">
            <text:p>94,2%</text:p>
          </table:table-cell>
          <table:table-cell office:value-type="float" office:value="1133613" table:style-name="ce46">
            <text:p>1.133.613</text:p>
          </table:table-cell>
          <table:table-cell office:value-type="percentage" office:value="0.8609141412031851" table:style-name="ce47">
            <text:p>86,1%</text:p>
          </table:table-cell>
          <table:table-cell office:value-type="float" office:value="786808" table:style-name="ce46">
            <text:p>786.808</text:p>
          </table:table-cell>
          <table:table-cell office:value-type="percentage" office:value="0.75317713458644597" table:style-name="ce47">
            <text:p>75,3%</text:p>
          </table:table-cell>
          <table:table-cell office:value-type="float" office:value="649237" table:style-name="ce46">
            <text:p>649.237</text:p>
          </table:table-cell>
          <table:table-cell office:value-type="percentage" office:value="0.77388236275754374" table:style-name="ce47">
            <text:p>77,4%</text:p>
          </table:table-cell>
          <table:table-cell office:value-type="float" office:value="539916" table:style-name="ce46">
            <text:p>539.916</text:p>
          </table:table-cell>
          <table:table-cell office:value-type="percentage" office:value="0.8228344656687484" table:style-name="ce47">
            <text:p>82,3%</text:p>
          </table:table-cell>
          <table:table-cell office:value-type="float" office:value="6016743" table:style-name="ce46">
            <text:p>6.016.74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600868329557569" table:style-name="ce47">
            <text:p>87,6%</text:p>
          </table:table-cell>
          <table:table-cell office:value-type="percentage" office:value="0.77331267136637727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03" table:style-name="ce46">
            <text:p>297.503</text:p>
          </table:table-cell>
          <table:table-cell office:value-type="percentage" office:value="1" table:style-name="ce47">
            <text:p>100,0%</text:p>
          </table:table-cell>
          <table:table-cell office:value-type="float" office:value="434864" table:style-name="ce46">
            <text:p>434.864</text:p>
          </table:table-cell>
          <table:table-cell office:value-type="percentage" office:value="0.993153093897164" table:style-name="ce47">
            <text:p>99,3%</text:p>
          </table:table-cell>
          <table:table-cell office:value-type="float" office:value="570922" table:style-name="ce46">
            <text:p>570.922</text:p>
          </table:table-cell>
          <table:table-cell office:value-type="percentage" office:value="0.98311429791571958" table:style-name="ce47">
            <text:p>98,3%</text:p>
          </table:table-cell>
          <table:table-cell office:value-type="float" office:value="715904" table:style-name="ce46">
            <text:p>715.904</text:p>
          </table:table-cell>
          <table:table-cell office:value-type="percentage" office:value="0.95157735792879228" table:style-name="ce47">
            <text:p>95,2%</text:p>
          </table:table-cell>
          <table:table-cell office:value-type="float" office:value="754545" table:style-name="ce46">
            <text:p>754.545</text:p>
          </table:table-cell>
          <table:table-cell office:value-type="percentage" office:value="0.88604466009384819" table:style-name="ce47">
            <text:p>88,6%</text:p>
          </table:table-cell>
          <table:table-cell office:value-type="float" office:value="512608" table:style-name="ce46">
            <text:p>512.608</text:p>
          </table:table-cell>
          <table:table-cell office:value-type="percentage" office:value="0.79013624473803057" table:style-name="ce47">
            <text:p>79,0%</text:p>
          </table:table-cell>
          <table:table-cell office:value-type="float" office:value="428185" table:style-name="ce46">
            <text:p>428.185</text:p>
          </table:table-cell>
          <table:table-cell office:value-type="percentage" office:value="0.82961331147820494" table:style-name="ce47">
            <text:p>83,0%</text:p>
          </table:table-cell>
          <table:table-cell office:value-type="float" office:value="375387" table:style-name="ce46">
            <text:p>375.387</text:p>
          </table:table-cell>
          <table:table-cell office:value-type="percentage" office:value="0.88423931350125196" table:style-name="ce47">
            <text:p>88,4%</text:p>
          </table:table-cell>
          <table:table-cell office:value-type="float" office:value="4089918" table:style-name="ce46">
            <text:p>4.089.91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20761045160492" table:style-name="ce47">
            <text:p>91,1%</text:p>
          </table:table-cell>
          <table:table-cell office:value-type="percentage" office:value="0.80870724270186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4" table:style-name="ce46">
            <text:p>78.304</text:p>
          </table:table-cell>
          <table:table-cell office:value-type="percentage" office:value="1" table:style-name="ce47">
            <text:p>100,0%</text:p>
          </table:table-cell>
          <table:table-cell office:value-type="float" office:value="95994" table:style-name="ce46">
            <text:p>95.994</text:p>
          </table:table-cell>
          <table:table-cell office:value-type="percentage" office:value="1" table:style-name="ce47">
            <text:p>100,0%</text:p>
          </table:table-cell>
          <table:table-cell office:value-type="float" office:value="132955" table:style-name="ce46">
            <text:p>132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61653" table:style-name="ce46">
            <text:p>161.653</text:p>
          </table:table-cell>
          <table:table-cell office:value-type="percentage" office:value="0.95530564485627834" table:style-name="ce47">
            <text:p>95,5%</text:p>
          </table:table-cell>
          <table:table-cell office:value-type="float" office:value="146459" table:style-name="ce46">
            <text:p>146.459</text:p>
          </table:table-cell>
          <table:table-cell office:value-type="percentage" office:value="0.91827278769107301" table:style-name="ce47">
            <text:p>91,8%</text:p>
          </table:table-cell>
          <table:table-cell office:value-type="float" office:value="113481" table:style-name="ce46">
            <text:p>113.481</text:p>
          </table:table-cell>
          <table:table-cell office:value-type="percentage" office:value="0.85017867979232686" table:style-name="ce47">
            <text:p>85,0%</text:p>
          </table:table-cell>
          <table:table-cell office:value-type="float" office:value="93910" table:style-name="ce46">
            <text:p>93.910</text:p>
          </table:table-cell>
          <table:table-cell office:value-type="percentage" office:value="0.82871514295799509" table:style-name="ce47">
            <text:p>82,9%</text:p>
          </table:table-cell>
          <table:table-cell office:value-type="float" office:value="77812" table:style-name="ce46">
            <text:p>77.812</text:p>
          </table:table-cell>
          <table:table-cell office:value-type="percentage" office:value="0.91813569321533928" table:style-name="ce47">
            <text:p>91,8%</text:p>
          </table:table-cell>
          <table:table-cell office:value-type="float" office:value="900568" table:style-name="ce46">
            <text:p>900.56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5490368005437" table:style-name="ce47">
            <text:p>94,5%</text:p>
          </table:table-cell>
          <table:table-cell office:value-type="percentage" office:value="0.846408837701964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47" table:style-name="ce46">
            <text:p>242.447</text:p>
          </table:table-cell>
          <table:table-cell office:value-type="percentage" office:value="1" table:style-name="ce47">
            <text:p>100,0%</text:p>
          </table:table-cell>
          <table:table-cell office:value-type="float" office:value="291449" table:style-name="ce46">
            <text:p>291.449</text:p>
          </table:table-cell>
          <table:table-cell office:value-type="percentage" office:value="1" table:style-name="ce47">
            <text:p>100,0%</text:p>
          </table:table-cell>
          <table:table-cell office:value-type="float" office:value="346378" table:style-name="ce46">
            <text:p>346.378</text:p>
          </table:table-cell>
          <table:table-cell office:value-type="percentage" office:value="0.99841753452455417" table:style-name="ce47">
            <text:p>99,8%</text:p>
          </table:table-cell>
          <table:table-cell office:value-type="float" office:value="391355" table:style-name="ce46">
            <text:p>391.355</text:p>
          </table:table-cell>
          <table:table-cell office:value-type="percentage" office:value="0.96419218062081014" table:style-name="ce47">
            <text:p>96,4%</text:p>
          </table:table-cell>
          <table:table-cell office:value-type="float" office:value="408747" table:style-name="ce46">
            <text:p>408.747</text:p>
          </table:table-cell>
          <table:table-cell office:value-type="percentage" office:value="0.92221938942423753" table:style-name="ce47">
            <text:p>92,2%</text:p>
          </table:table-cell>
          <table:table-cell office:value-type="float" office:value="264562" table:style-name="ce46">
            <text:p>264.562</text:p>
          </table:table-cell>
          <table:table-cell office:value-type="percentage" office:value="0.81804408054222533" table:style-name="ce47">
            <text:p>81,8%</text:p>
          </table:table-cell>
          <table:table-cell office:value-type="float" office:value="199818" table:style-name="ce46">
            <text:p>199.818</text:p>
          </table:table-cell>
          <table:table-cell office:value-type="percentage" office:value="0.86508414111983234" table:style-name="ce47">
            <text:p>86,5%</text:p>
          </table:table-cell>
          <table:table-cell office:value-type="float" office:value="170327" table:style-name="ce46">
            <text:p>170.327</text:p>
          </table:table-cell>
          <table:table-cell office:value-type="percentage" office:value="0.94622431349891944" table:style-name="ce47">
            <text:p>94,6%</text:p>
          </table:table-cell>
          <table:table-cell office:value-type="float" office:value="2315083" table:style-name="ce46">
            <text:p>2.315.08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20058244112748" table:style-name="ce47">
            <text:p>94,3%</text:p>
          </table:table-cell>
          <table:table-cell office:value-type="percentage" office:value="0.85686087780121467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3" table:style-name="ce46">
            <text:p>23.383</text:p>
          </table:table-cell>
          <table:table-cell office:value-type="percentage" office:value="1" table:style-name="ce47">
            <text:p>100,0%</text:p>
          </table:table-cell>
          <table:table-cell office:value-type="float" office:value="28678" table:style-name="ce46">
            <text:p>28.678</text:p>
          </table:table-cell>
          <table:table-cell office:value-type="percentage" office:value="1" table:style-name="ce47">
            <text:p>100,0%</text:p>
          </table:table-cell>
          <table:table-cell office:value-type="float" office:value="38093" table:style-name="ce46">
            <text:p>38.093</text:p>
          </table:table-cell>
          <table:table-cell office:value-type="percentage" office:value="1" table:style-name="ce47">
            <text:p>100,0%</text:p>
          </table:table-cell>
          <table:table-cell office:value-type="float" office:value="45458" table:style-name="ce46">
            <text:p>45.458</text:p>
          </table:table-cell>
          <table:table-cell office:value-type="percentage" office:value="0.95371769050016786" table:style-name="ce47">
            <text:p>95,4%</text:p>
          </table:table-cell>
          <table:table-cell office:value-type="float" office:value="47675" table:style-name="ce46">
            <text:p>47.675</text:p>
          </table:table-cell>
          <table:table-cell office:value-type="percentage" office:value="0.90042873061740991" table:style-name="ce47">
            <text:p>90,0%</text:p>
          </table:table-cell>
          <table:table-cell office:value-type="float" office:value="31408" table:style-name="ce46">
            <text:p>31.408</text:p>
          </table:table-cell>
          <table:table-cell office:value-type="percentage" office:value="0.79879956255245554" table:style-name="ce47">
            <text:p>79,9%</text:p>
          </table:table-cell>
          <table:table-cell office:value-type="float" office:value="24353" table:style-name="ce46">
            <text:p>24.353</text:p>
          </table:table-cell>
          <table:table-cell office:value-type="percentage" office:value="0.79956004990478691" table:style-name="ce47">
            <text:p>80,0%</text:p>
          </table:table-cell>
          <table:table-cell office:value-type="float" office:value="22221" table:style-name="ce46">
            <text:p>22.221</text:p>
          </table:table-cell>
          <table:table-cell office:value-type="percentage" office:value="0.87031959893467026" table:style-name="ce47">
            <text:p>87,0%</text:p>
          </table:table-cell>
          <table:table-cell office:value-type="float" office:value="261269" table:style-name="ce46">
            <text:p>261.2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005845687924781" table:style-name="ce47">
            <text:p>92,0%</text:p>
          </table:table-cell>
          <table:table-cell office:value-type="percentage" office:value="0.81668510912307679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428" table:style-name="ce46">
            <text:p>374.428</text:p>
          </table:table-cell>
          <table:table-cell office:value-type="percentage" office:value="1" table:style-name="ce47">
            <text:p>100,0%</text:p>
          </table:table-cell>
          <table:table-cell office:value-type="float" office:value="511822" table:style-name="ce46">
            <text:p>511.822</text:p>
          </table:table-cell>
          <table:table-cell office:value-type="percentage" office:value="0.97289580882031479" table:style-name="ce47">
            <text:p>97,3%</text:p>
          </table:table-cell>
          <table:table-cell office:value-type="float" office:value="690593" table:style-name="ce46">
            <text:p>690.593</text:p>
          </table:table-cell>
          <table:table-cell office:value-type="percentage" office:value="0.98190020801253475" table:style-name="ce47">
            <text:p>98,2%</text:p>
          </table:table-cell>
          <table:table-cell office:value-type="float" office:value="944313" table:style-name="ce46">
            <text:p>944.313</text:p>
          </table:table-cell>
          <table:table-cell office:value-type="percentage" office:value="0.97073345237324249" table:style-name="ce47">
            <text:p>97,1%</text:p>
          </table:table-cell>
          <table:table-cell office:value-type="float" office:value="1038570" table:style-name="ce46">
            <text:p>1.038.570</text:p>
          </table:table-cell>
          <table:table-cell office:value-type="percentage" office:value="0.89073398909578372" table:style-name="ce47">
            <text:p>89,1%</text:p>
          </table:table-cell>
          <table:table-cell office:value-type="float" office:value="757378" table:style-name="ce46">
            <text:p>757.378</text:p>
          </table:table-cell>
          <table:table-cell office:value-type="percentage" office:value="0.79754222652794748" table:style-name="ce47">
            <text:p>79,8%</text:p>
          </table:table-cell>
          <table:table-cell office:value-type="float" office:value="609700" table:style-name="ce46">
            <text:p>609.700</text:p>
          </table:table-cell>
          <table:table-cell office:value-type="percentage" office:value="0.82117243004814977" table:style-name="ce47">
            <text:p>82,1%</text:p>
          </table:table-cell>
          <table:table-cell office:value-type="float" office:value="461063" table:style-name="ce46">
            <text:p>461.063</text:p>
          </table:table-cell>
          <table:table-cell office:value-type="percentage" office:value="0.83293227975474304" table:style-name="ce47">
            <text:p>83,3%</text:p>
          </table:table-cell>
          <table:table-cell office:value-type="float" office:value="5387867" table:style-name="ce46">
            <text:p>5.387.86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129203435901051" table:style-name="ce47">
            <text:p>90,1%</text:p>
          </table:table-cell>
          <table:table-cell office:value-type="percentage" office:value="0.79468377648716326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44" table:style-name="ce46">
            <text:p>74.044</text:p>
          </table:table-cell>
          <table:table-cell office:value-type="percentage" office:value="1" table:style-name="ce47">
            <text:p>100,0%</text:p>
          </table:table-cell>
          <table:table-cell office:value-type="float" office:value="103484" table:style-name="ce46">
            <text:p>103.484</text:p>
          </table:table-cell>
          <table:table-cell office:value-type="percentage" office:value="1" table:style-name="ce47">
            <text:p>100,0%</text:p>
          </table:table-cell>
          <table:table-cell office:value-type="float" office:value="148627" table:style-name="ce46">
            <text:p>148.627</text:p>
          </table:table-cell>
          <table:table-cell office:value-type="percentage" office:value="1" table:style-name="ce47">
            <text:p>100,0%</text:p>
          </table:table-cell>
          <table:table-cell office:value-type="float" office:value="207876" table:style-name="ce46">
            <text:p>207.876</text:p>
          </table:table-cell>
          <table:table-cell office:value-type="percentage" office:value="0.97477210488802191" table:style-name="ce47">
            <text:p>97,5%</text:p>
          </table:table-cell>
          <table:table-cell office:value-type="float" office:value="232507" table:style-name="ce46">
            <text:p>232.507</text:p>
          </table:table-cell>
          <table:table-cell office:value-type="percentage" office:value="0.91481643236267352" table:style-name="ce47">
            <text:p>91,5%</text:p>
          </table:table-cell>
          <table:table-cell office:value-type="float" office:value="168489" table:style-name="ce46">
            <text:p>168.489</text:p>
          </table:table-cell>
          <table:table-cell office:value-type="percentage" office:value="0.80615589249915076" table:style-name="ce47">
            <text:p>80,6%</text:p>
          </table:table-cell>
          <table:table-cell office:value-type="float" office:value="142500" table:style-name="ce46">
            <text:p>142.500</text:p>
          </table:table-cell>
          <table:table-cell office:value-type="percentage" office:value="0.82729552737912782" table:style-name="ce47">
            <text:p>82,7%</text:p>
          </table:table-cell>
          <table:table-cell office:value-type="float" office:value="121378" table:style-name="ce46">
            <text:p>121.378</text:p>
          </table:table-cell>
          <table:table-cell office:value-type="percentage" office:value="0.8554131957658534" table:style-name="ce47">
            <text:p>85,5%</text:p>
          </table:table-cell>
          <table:table-cell office:value-type="float" office:value="1198905" table:style-name="ce46">
            <text:p>1.198.90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09895530009455" table:style-name="ce47">
            <text:p>91,5%</text:p>
          </table:table-cell>
          <table:table-cell office:value-type="percentage" office:value="0.7933195743129367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2" table:style-name="ce46">
            <text:p>42.522</text:p>
          </table:table-cell>
          <table:table-cell office:value-type="percentage" office:value="1" table:style-name="ce47">
            <text:p>100,0%</text:p>
          </table:table-cell>
          <table:table-cell office:value-type="float" office:value="55912" table:style-name="ce46">
            <text:p>55.912</text:p>
          </table:table-cell>
          <table:table-cell office:value-type="percentage" office:value="1" table:style-name="ce47">
            <text:p>100,0%</text:p>
          </table:table-cell>
          <table:table-cell office:value-type="float" office:value="72362" table:style-name="ce46">
            <text:p>72.362</text:p>
          </table:table-cell>
          <table:table-cell office:value-type="percentage" office:value="0.9799306646443855" table:style-name="ce47">
            <text:p>98,0%</text:p>
          </table:table-cell>
          <table:table-cell office:value-type="float" office:value="92040" table:style-name="ce46">
            <text:p>92.040</text:p>
          </table:table-cell>
          <table:table-cell office:value-type="percentage" office:value="0.95186878193062652" table:style-name="ce47">
            <text:p>95,2%</text:p>
          </table:table-cell>
          <table:table-cell office:value-type="float" office:value="95567" table:style-name="ce46">
            <text:p>95.567</text:p>
          </table:table-cell>
          <table:table-cell office:value-type="percentage" office:value="0.8848632432732727" table:style-name="ce47">
            <text:p>88,5%</text:p>
          </table:table-cell>
          <table:table-cell office:value-type="float" office:value="64392" table:style-name="ce46">
            <text:p>64.392</text:p>
          </table:table-cell>
          <table:table-cell office:value-type="percentage" office:value="0.7916302971441217" table:style-name="ce47">
            <text:p>79,2%</text:p>
          </table:table-cell>
          <table:table-cell office:value-type="float" office:value="57583" table:style-name="ce46">
            <text:p>57.583</text:p>
          </table:table-cell>
          <table:table-cell office:value-type="percentage" office:value="0.84523023177301215" table:style-name="ce47">
            <text:p>84,5%</text:p>
          </table:table-cell>
          <table:table-cell office:value-type="float" office:value="49529" table:style-name="ce46">
            <text:p>49.529</text:p>
          </table:table-cell>
          <table:table-cell office:value-type="percentage" office:value="0.87836064410867565" table:style-name="ce47">
            <text:p>87,8%</text:p>
          </table:table-cell>
          <table:table-cell office:value-type="float" office:value="529907" table:style-name="ce46">
            <text:p>529.90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50486622608595" table:style-name="ce47">
            <text:p>91,2%</text:p>
          </table:table-cell>
          <table:table-cell office:value-type="percentage" office:value="0.80143588068306415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84" table:style-name="ce46">
            <text:p>164.284</text:p>
          </table:table-cell>
          <table:table-cell office:value-type="percentage" office:value="1" table:style-name="ce47">
            <text:p>100,0%</text:p>
          </table:table-cell>
          <table:table-cell office:value-type="float" office:value="213853" table:style-name="ce46">
            <text:p>213.853</text:p>
          </table:table-cell>
          <table:table-cell office:value-type="percentage" office:value="1" table:style-name="ce47">
            <text:p>100,0%</text:p>
          </table:table-cell>
          <table:table-cell office:value-type="float" office:value="278794" table:style-name="ce46">
            <text:p>278.794</text:p>
          </table:table-cell>
          <table:table-cell office:value-type="percentage" office:value="0.99526986744919121" table:style-name="ce47">
            <text:p>99,5%</text:p>
          </table:table-cell>
          <table:table-cell office:value-type="float" office:value="324347" table:style-name="ce46">
            <text:p>324.347</text:p>
          </table:table-cell>
          <table:table-cell office:value-type="percentage" office:value="0.95402630177923797" table:style-name="ce47">
            <text:p>95,4%</text:p>
          </table:table-cell>
          <table:table-cell office:value-type="float" office:value="321341" table:style-name="ce46">
            <text:p>321.341</text:p>
          </table:table-cell>
          <table:table-cell office:value-type="percentage" office:value="0.88735630279482958" table:style-name="ce47">
            <text:p>88,7%</text:p>
          </table:table-cell>
          <table:table-cell office:value-type="float" office:value="204265" table:style-name="ce46">
            <text:p>204.265</text:p>
          </table:table-cell>
          <table:table-cell office:value-type="percentage" office:value="0.78399726724571372" table:style-name="ce47">
            <text:p>78,4%</text:p>
          </table:table-cell>
          <table:table-cell office:value-type="float" office:value="165562" table:style-name="ce46">
            <text:p>165.562</text:p>
          </table:table-cell>
          <table:table-cell office:value-type="percentage" office:value="0.82150902577232621" table:style-name="ce47">
            <text:p>82,2%</text:p>
          </table:table-cell>
          <table:table-cell office:value-type="float" office:value="148146" table:style-name="ce46">
            <text:p>148.146</text:p>
          </table:table-cell>
          <table:table-cell office:value-type="percentage" office:value="0.8786520052667165" table:style-name="ce47">
            <text:p>87,9%</text:p>
          </table:table-cell>
          <table:table-cell office:value-type="float" office:value="1820592" table:style-name="ce46">
            <text:p>1.820.59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76634610974207" table:style-name="ce47">
            <text:p>91,8%</text:p>
          </table:table-cell>
          <table:table-cell office:value-type="percentage" office:value="0.81990034694826042" table:style-name="ce47">
            <text:p>8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5" table:style-name="ce46">
            <text:p>2.405</text:p>
          </table:table-cell>
          <table:table-cell office:value-type="percentage" office:value="0.92322456813819576" table:style-name="ce47">
            <text:p>92,3%</text:p>
          </table:table-cell>
          <table:table-cell office:value-type="float" office:value="3900" table:style-name="ce46">
            <text:p>3.900</text:p>
          </table:table-cell>
          <table:table-cell office:value-type="percentage" office:value="0.90319592403890692" table:style-name="ce47">
            <text:p>90,3%</text:p>
          </table:table-cell>
          <table:table-cell office:value-type="float" office:value="7674" table:style-name="ce46">
            <text:p>7.674</text:p>
          </table:table-cell>
          <table:table-cell office:value-type="percentage" office:value="0.97670866743031692" table:style-name="ce47">
            <text:p>97,7%</text:p>
          </table:table-cell>
          <table:table-cell office:value-type="float" office:value="10617" table:style-name="ce46">
            <text:p>10.617</text:p>
          </table:table-cell>
          <table:table-cell office:value-type="percentage" office:value="0.91874350986500519" table:style-name="ce47">
            <text:p>91,9%</text:p>
          </table:table-cell>
          <table:table-cell office:value-type="float" office:value="11206" table:style-name="ce46">
            <text:p>11.206</text:p>
          </table:table-cell>
          <table:table-cell office:value-type="percentage" office:value="0.88641037810473022" table:style-name="ce47">
            <text:p>88,6%</text:p>
          </table:table-cell>
          <table:table-cell office:value-type="float" office:value="9319" table:style-name="ce46">
            <text:p>9.319</text:p>
          </table:table-cell>
          <table:table-cell office:value-type="percentage" office:value="0.78350428787624016" table:style-name="ce47">
            <text:p>78,4%</text:p>
          </table:table-cell>
          <table:table-cell office:value-type="float" office:value="9335" table:style-name="ce46">
            <text:p>9.335</text:p>
          </table:table-cell>
          <table:table-cell office:value-type="percentage" office:value="0.85118993343667371" table:style-name="ce47">
            <text:p>85,1%</text:p>
          </table:table-cell>
          <table:table-cell office:value-type="float" office:value="8644" table:style-name="ce46">
            <text:p>8.644</text:p>
          </table:table-cell>
          <table:table-cell office:value-type="percentage" office:value="0.94718387026079331" table:style-name="ce47">
            <text:p>94,7%</text:p>
          </table:table-cell>
          <table:table-cell office:value-type="float" office:value="63100" table:style-name="ce46">
            <text:p>63.10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917071795955749" table:style-name="ce47">
            <text:p>88,9%</text:p>
          </table:table-cell>
          <table:table-cell office:value-type="percentage" office:value="0.74938837557302673" table:style-name="ce47">
            <text:p>7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0" table:style-name="ce46">
            <text:p>3.330</text:p>
          </table:table-cell>
          <table:table-cell office:value-type="percentage" office:value="0.88847385272145141" table:style-name="ce47">
            <text:p>88,8%</text:p>
          </table:table-cell>
          <table:table-cell office:value-type="float" office:value="7201" table:style-name="ce46">
            <text:p>7.201</text:p>
          </table:table-cell>
          <table:table-cell office:value-type="percentage" office:value="0.92002044205953748" table:style-name="ce47">
            <text:p>92,0%</text:p>
          </table:table-cell>
          <table:table-cell office:value-type="float" office:value="9735" table:style-name="ce46">
            <text:p>9.735</text:p>
          </table:table-cell>
          <table:table-cell office:value-type="percentage" office:value="0.8615806708558279" table:style-name="ce47">
            <text:p>86,2%</text:p>
          </table:table-cell>
          <table:table-cell office:value-type="float" office:value="10135" table:style-name="ce46">
            <text:p>10.135</text:p>
          </table:table-cell>
          <table:table-cell office:value-type="percentage" office:value="0.84444259290118318" table:style-name="ce47">
            <text:p>84,4%</text:p>
          </table:table-cell>
          <table:table-cell office:value-type="float" office:value="8743" table:style-name="ce46">
            <text:p>8.743</text:p>
          </table:table-cell>
          <table:table-cell office:value-type="percentage" office:value="0.72059671969010142" table:style-name="ce47">
            <text:p>72,1%</text:p>
          </table:table-cell>
          <table:table-cell office:value-type="float" office:value="8976" table:style-name="ce46">
            <text:p>8.976</text:p>
          </table:table-cell>
          <table:table-cell office:value-type="percentage" office:value="0.74831179658190916" table:style-name="ce47">
            <text:p>74,8%</text:p>
          </table:table-cell>
          <table:table-cell office:value-type="float" office:value="8162" table:style-name="ce46">
            <text:p>8.162</text:p>
          </table:table-cell>
          <table:table-cell office:value-type="percentage" office:value="0.85251723417589309" table:style-name="ce47">
            <text:p>85,3%</text:p>
          </table:table-cell>
          <table:table-cell office:value-type="float" office:value="58302" table:style-name="ce46">
            <text:p>58.30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200008459401919" table:style-name="ce47">
            <text:p>82,2%</text:p>
          </table:table-cell>
          <table:table-cell office:value-type="percentage" office:value="0.6695530341311039" table:style-name="ce47">
            <text:p>6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4" table:style-name="ce46">
            <text:p>3.674</text:p>
          </table:table-cell>
          <table:table-cell office:value-type="string" table:style-name="ce47">
            <text:p>-</text:p>
          </table:table-cell>
          <table:table-cell office:value-type="float" office:value="9770" table:style-name="ce46">
            <text:p>9.770</text:p>
          </table:table-cell>
          <table:table-cell office:value-type="string" table:style-name="ce47">
            <text:p>-</text:p>
          </table:table-cell>
          <table:table-cell office:value-type="float" office:value="22787" table:style-name="ce46">
            <text:p>22.787</text:p>
          </table:table-cell>
          <table:table-cell office:value-type="string" table:style-name="ce47">
            <text:p>-</text:p>
          </table:table-cell>
          <table:table-cell office:value-type="float" office:value="32836" table:style-name="ce46">
            <text:p>32.836</text:p>
          </table:table-cell>
          <table:table-cell office:value-type="string" table:style-name="ce47">
            <text:p>-</text:p>
          </table:table-cell>
          <table:table-cell office:value-type="float" office:value="24884" table:style-name="ce46">
            <text:p>24.884</text:p>
          </table:table-cell>
          <table:table-cell office:value-type="string" table:style-name="ce47">
            <text:p>-</text:p>
          </table:table-cell>
          <table:table-cell office:value-type="float" office:value="1203" table:style-name="ce46">
            <text:p>1.203</text:p>
          </table:table-cell>
          <table:table-cell office:value-type="string" table:style-name="ce47">
            <text:p>-</text:p>
          </table:table-cell>
          <table:table-cell office:value-type="float" office:value="95206" table:style-name="ce46">
            <text:p>95.20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3" table:style-name="ce49">
            <text:p>243</text:p>
          </table:table-cell>
          <table:table-cell office:value-type="string" table:style-name="ce50">
            <text:p>-</text:p>
          </table:table-cell>
          <table:table-cell office:value-type="float" office:value="735" table:style-name="ce49">
            <text:p>735</text:p>
          </table:table-cell>
          <table:table-cell office:value-type="string" table:style-name="ce50">
            <text:p>-</text:p>
          </table:table-cell>
          <table:table-cell office:value-type="float" office:value="1421" table:style-name="ce49">
            <text:p>1.421</text:p>
          </table:table-cell>
          <table:table-cell office:value-type="string" table:style-name="ce50">
            <text:p>-</text:p>
          </table:table-cell>
          <table:table-cell office:value-type="float" office:value="1683" table:style-name="ce49">
            <text:p>1.683</text:p>
          </table:table-cell>
          <table:table-cell office:value-type="string" table:style-name="ce50">
            <text:p>-</text:p>
          </table:table-cell>
          <table:table-cell office:value-type="float" office:value="1384" table:style-name="ce49">
            <text:p>1.384</text:p>
          </table:table-cell>
          <table:table-cell office:value-type="string" table:style-name="ce50">
            <text:p>-</text:p>
          </table:table-cell>
          <table:table-cell office:value-type="float" office:value="179" table:style-name="ce49">
            <text:p>179</text:p>
          </table:table-cell>
          <table:table-cell office:value-type="string" table:style-name="ce50">
            <text:p>-</text:p>
          </table:table-cell>
          <table:table-cell office:value-type="float" office:value="5715" table:style-name="ce49">
            <text:p>5.71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0274" table:style-name="ce53">
            <text:p>2.940.274</text:p>
          </table:table-cell>
          <table:table-cell office:value-type="percentage" office:value="1" table:style-name="ce54">
            <text:p>100,0%</text:p>
          </table:table-cell>
          <table:table-cell office:value-type="float" office:value="3947084" table:style-name="ce53">
            <text:p>3.947.084</text:p>
          </table:table-cell>
          <table:table-cell office:value-type="percentage" office:value="0.99672705739454981" table:style-name="ce54">
            <text:p>99,7%</text:p>
          </table:table-cell>
          <table:table-cell office:value-type="float" office:value="5288221" table:style-name="ce53">
            <text:p>5.288.221</text:p>
          </table:table-cell>
          <table:table-cell office:value-type="percentage" office:value="0.99086282032592932" table:style-name="ce54">
            <text:p>99,1%</text:p>
          </table:table-cell>
          <table:table-cell office:value-type="float" office:value="6696793" table:style-name="ce53">
            <text:p>6.696.793</text:p>
          </table:table-cell>
          <table:table-cell office:value-type="percentage" office:value="0.95215436382264618" table:style-name="ce54">
            <text:p>95,2%</text:p>
          </table:table-cell>
          <table:table-cell office:value-type="float" office:value="7004188" table:style-name="ce53">
            <text:p>7.004.188</text:p>
          </table:table-cell>
          <table:table-cell office:value-type="percentage" office:value="0.88753439198493311" table:style-name="ce54">
            <text:p>88,8%</text:p>
          </table:table-cell>
          <table:table-cell office:value-type="float" office:value="4944357" table:style-name="ce53">
            <text:p>4.944.357</text:p>
          </table:table-cell>
          <table:table-cell office:value-type="percentage" office:value="0.79358542296541656" table:style-name="ce54">
            <text:p>79,4%</text:p>
          </table:table-cell>
          <table:table-cell office:value-type="float" office:value="4039755" table:style-name="ce53">
            <text:p>4.039.755</text:p>
          </table:table-cell>
          <table:table-cell office:value-type="percentage" office:value="0.81699678844162571" table:style-name="ce54">
            <text:p>81,7%</text:p>
          </table:table-cell>
          <table:table-cell office:value-type="float" office:value="3376797" table:style-name="ce53">
            <text:p>3.376.797</text:p>
          </table:table-cell>
          <table:table-cell office:value-type="percentage" office:value="0.86836453238960409" table:style-name="ce54">
            <text:p>86,8%</text:p>
          </table:table-cell>
          <table:table-cell office:value-type="float" office:value="38237469" table:style-name="ce53">
            <text:p>38.237.46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782587972168072" table:style-name="ce54">
            <text:p>90,8%</text:p>
          </table:table-cell>
          <table:table-cell office:value-type="percentage" office:value="0.80583410667829691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297" table:style-name="ce43">
            <text:p>429.297</text:p>
          </table:table-cell>
          <table:table-cell office:value-type="percentage" office:value="1" table:style-name="ce44">
            <text:p>100,0%</text:p>
          </table:table-cell>
          <table:table-cell office:value-type="float" office:value="650288" table:style-name="ce43">
            <text:p>650.288</text:p>
          </table:table-cell>
          <table:table-cell office:value-type="percentage" office:value="0.99985700689288282" table:style-name="ce44">
            <text:p>100,0%</text:p>
          </table:table-cell>
          <table:table-cell office:value-type="float" office:value="923075" table:style-name="ce43">
            <text:p>923.075</text:p>
          </table:table-cell>
          <table:table-cell office:value-type="percentage" office:value="1.007562105208007" table:style-name="ce44">
            <text:p>100,8%</text:p>
          </table:table-cell>
          <table:table-cell office:value-type="float" office:value="1208540" table:style-name="ce43">
            <text:p>1.208.540</text:p>
          </table:table-cell>
          <table:table-cell office:value-type="percentage" office:value="0.95535172933888057" table:style-name="ce44">
            <text:p>95,5%</text:p>
          </table:table-cell>
          <table:table-cell office:value-type="float" office:value="1241690" table:style-name="ce43">
            <text:p>1.241.690</text:p>
          </table:table-cell>
          <table:table-cell office:value-type="percentage" office:value="0.89645328832139448" table:style-name="ce44">
            <text:p>89,6%</text:p>
          </table:table-cell>
          <table:table-cell office:value-type="float" office:value="914602" table:style-name="ce43">
            <text:p>914.602</text:p>
          </table:table-cell>
          <table:table-cell office:value-type="percentage" office:value="0.80212977003500208" table:style-name="ce44">
            <text:p>80,2%</text:p>
          </table:table-cell>
          <table:table-cell office:value-type="float" office:value="750129" table:style-name="ce43">
            <text:p>750.129</text:p>
          </table:table-cell>
          <table:table-cell office:value-type="percentage" office:value="0.80774374590813547" table:style-name="ce44">
            <text:p>80,8%</text:p>
          </table:table-cell>
          <table:table-cell office:value-type="float" office:value="659099" table:style-name="ce43">
            <text:p>659.099</text:p>
          </table:table-cell>
          <table:table-cell office:value-type="percentage" office:value="0.87540559458206657" table:style-name="ce44">
            <text:p>87,5%</text:p>
          </table:table-cell>
          <table:table-cell office:value-type="float" office:value="6776720" table:style-name="ce43">
            <text:p>6.776.72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938576686046313" table:style-name="ce44">
            <text:p>90,9%</text:p>
          </table:table-cell>
          <table:table-cell office:value-type="percentage" office:value="0.8006132972512795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01" table:style-name="ce46">
            <text:p>100.101</text:p>
          </table:table-cell>
          <table:table-cell office:value-type="percentage" office:value="1" table:style-name="ce47">
            <text:p>100,0%</text:p>
          </table:table-cell>
          <table:table-cell office:value-type="float" office:value="118687" table:style-name="ce46">
            <text:p>118.687</text:p>
          </table:table-cell>
          <table:table-cell office:value-type="percentage" office:value="0.99774704720272367" table:style-name="ce47">
            <text:p>99,8%</text:p>
          </table:table-cell>
          <table:table-cell office:value-type="float" office:value="152783" table:style-name="ce46">
            <text:p>152.783</text:p>
          </table:table-cell>
          <table:table-cell office:value-type="percentage" office:value="0.97707956282335784" table:style-name="ce47">
            <text:p>97,7%</text:p>
          </table:table-cell>
          <table:table-cell office:value-type="float" office:value="184321" table:style-name="ce46">
            <text:p>184.321</text:p>
          </table:table-cell>
          <table:table-cell office:value-type="percentage" office:value="0.92966519726024632" table:style-name="ce47">
            <text:p>93,0%</text:p>
          </table:table-cell>
          <table:table-cell office:value-type="float" office:value="185913" table:style-name="ce46">
            <text:p>185.913</text:p>
          </table:table-cell>
          <table:table-cell office:value-type="percentage" office:value="0.86494093783002934" table:style-name="ce47">
            <text:p>86,5%</text:p>
          </table:table-cell>
          <table:table-cell office:value-type="float" office:value="123226" table:style-name="ce46">
            <text:p>123.226</text:p>
          </table:table-cell>
          <table:table-cell office:value-type="percentage" office:value="0.75006999987826106" table:style-name="ce47">
            <text:p>75,0%</text:p>
          </table:table-cell>
          <table:table-cell office:value-type="float" office:value="101287" table:style-name="ce46">
            <text:p>101.287</text:p>
          </table:table-cell>
          <table:table-cell office:value-type="percentage" office:value="0.77673484099048318" table:style-name="ce47">
            <text:p>77,7%</text:p>
          </table:table-cell>
          <table:table-cell office:value-type="float" office:value="86111" table:style-name="ce46">
            <text:p>86.111</text:p>
          </table:table-cell>
          <table:table-cell office:value-type="percentage" office:value="0.83514533163933313" table:style-name="ce47">
            <text:p>83,5%</text:p>
          </table:table-cell>
          <table:table-cell office:value-type="float" office:value="1052429" table:style-name="ce46">
            <text:p>1.052.42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802532034352233" table:style-name="ce47">
            <text:p>88,8%</text:p>
          </table:table-cell>
          <table:table-cell office:value-type="percentage" office:value="0.79166249809123124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1" table:style-name="ce46">
            <text:p>88.19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5" table:style-name="ce46">
            <text:p>113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59" table:style-name="ce46">
            <text:p>147.459</text:p>
          </table:table-cell>
          <table:table-cell office:value-type="percentage" office:value="0.98534600272632511" table:style-name="ce47">
            <text:p>98,5%</text:p>
          </table:table-cell>
          <table:table-cell office:value-type="float" office:value="152557" table:style-name="ce46">
            <text:p>152.557</text:p>
          </table:table-cell>
          <table:table-cell office:value-type="percentage" office:value="0.93797534507670077" table:style-name="ce47">
            <text:p>93,8%</text:p>
          </table:table-cell>
          <table:table-cell office:value-type="float" office:value="149962" table:style-name="ce46">
            <text:p>149.962</text:p>
          </table:table-cell>
          <table:table-cell office:value-type="percentage" office:value="0.89801368919655311" table:style-name="ce47">
            <text:p>89,8%</text:p>
          </table:table-cell>
          <table:table-cell office:value-type="float" office:value="89680" table:style-name="ce46">
            <text:p>89.680</text:p>
          </table:table-cell>
          <table:table-cell office:value-type="percentage" office:value="0.78356676656385704" table:style-name="ce47">
            <text:p>78,4%</text:p>
          </table:table-cell>
          <table:table-cell office:value-type="float" office:value="65276" table:style-name="ce46">
            <text:p>65.276</text:p>
          </table:table-cell>
          <table:table-cell office:value-type="percentage" office:value="0.82511913640328149" table:style-name="ce47">
            <text:p>82,5%</text:p>
          </table:table-cell>
          <table:table-cell office:value-type="float" office:value="59718" table:style-name="ce46">
            <text:p>59.718</text:p>
          </table:table-cell>
          <table:table-cell office:value-type="percentage" office:value="0.93309375000000006" table:style-name="ce47">
            <text:p>93,3%</text:p>
          </table:table-cell>
          <table:table-cell office:value-type="float" office:value="866798" table:style-name="ce46">
            <text:p>866.79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12179110358728" table:style-name="ce47">
            <text:p>92,8%</text:p>
          </table:table-cell>
          <table:table-cell office:value-type="percentage" office:value="0.8508162672362346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42" table:style-name="ce46">
            <text:p>51.042</text:p>
          </table:table-cell>
          <table:table-cell office:value-type="percentage" office:value="1" table:style-name="ce47">
            <text:p>100,0%</text:p>
          </table:table-cell>
          <table:table-cell office:value-type="float" office:value="78999" table:style-name="ce46">
            <text:p>78.999</text:p>
          </table:table-cell>
          <table:table-cell office:value-type="percentage" office:value="0.98115902429330815" table:style-name="ce47">
            <text:p>98,1%</text:p>
          </table:table-cell>
          <table:table-cell office:value-type="float" office:value="109667" table:style-name="ce46">
            <text:p>109.667</text:p>
          </table:table-cell>
          <table:table-cell office:value-type="percentage" office:value="0.93547781730088453" table:style-name="ce47">
            <text:p>93,5%</text:p>
          </table:table-cell>
          <table:table-cell office:value-type="float" office:value="149199" table:style-name="ce46">
            <text:p>149.199</text:p>
          </table:table-cell>
          <table:table-cell office:value-type="percentage" office:value="0.89988962405833639" table:style-name="ce47">
            <text:p>90,0%</text:p>
          </table:table-cell>
          <table:table-cell office:value-type="float" office:value="166194" table:style-name="ce46">
            <text:p>166.194</text:p>
          </table:table-cell>
          <table:table-cell office:value-type="percentage" office:value="0.80609394098131659" table:style-name="ce47">
            <text:p>80,6%</text:p>
          </table:table-cell>
          <table:table-cell office:value-type="float" office:value="124709" table:style-name="ce46">
            <text:p>124.709</text:p>
          </table:table-cell>
          <table:table-cell office:value-type="percentage" office:value="0.68451096949837253" table:style-name="ce47">
            <text:p>68,5%</text:p>
          </table:table-cell>
          <table:table-cell office:value-type="float" office:value="95170" table:style-name="ce46">
            <text:p>95.170</text:p>
          </table:table-cell>
          <table:table-cell office:value-type="percentage" office:value="0.68992765075176521" table:style-name="ce47">
            <text:p>69,0%</text:p>
          </table:table-cell>
          <table:table-cell office:value-type="float" office:value="73588" table:style-name="ce46">
            <text:p>73.588</text:p>
          </table:table-cell>
          <table:table-cell office:value-type="percentage" office:value="0.77071638039379975" table:style-name="ce47">
            <text:p>77,1%</text:p>
          </table:table-cell>
          <table:table-cell office:value-type="float" office:value="848568" table:style-name="ce46">
            <text:p>848.56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997783290026638" table:style-name="ce47">
            <text:p>82,0%</text:p>
          </table:table-cell>
          <table:table-cell office:value-type="percentage" office:value="0.72431656371127651" table:style-name="ce47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78" table:style-name="ce46">
            <text:p>92.078</text:p>
          </table:table-cell>
          <table:table-cell office:value-type="percentage" office:value="1" table:style-name="ce47">
            <text:p>100,0%</text:p>
          </table:table-cell>
          <table:table-cell office:value-type="float" office:value="150454" table:style-name="ce46">
            <text:p>150.454</text:p>
          </table:table-cell>
          <table:table-cell office:value-type="percentage" office:value="0.97361694417301381" table:style-name="ce47">
            <text:p>97,4%</text:p>
          </table:table-cell>
          <table:table-cell office:value-type="float" office:value="221371" table:style-name="ce46">
            <text:p>221.371</text:p>
          </table:table-cell>
          <table:table-cell office:value-type="percentage" office:value="0.94163561499327919" table:style-name="ce47">
            <text:p>94,2%</text:p>
          </table:table-cell>
          <table:table-cell office:value-type="float" office:value="318941" table:style-name="ce46">
            <text:p>318.941</text:p>
          </table:table-cell>
          <table:table-cell office:value-type="percentage" office:value="0.90992890400328663" table:style-name="ce47">
            <text:p>91,0%</text:p>
          </table:table-cell>
          <table:table-cell office:value-type="float" office:value="314802" table:style-name="ce46">
            <text:p>314.802</text:p>
          </table:table-cell>
          <table:table-cell office:value-type="percentage" office:value="0.8115043152782504" table:style-name="ce47">
            <text:p>81,2%</text:p>
          </table:table-cell>
          <table:table-cell office:value-type="float" office:value="223851" table:style-name="ce46">
            <text:p>223.851</text:p>
          </table:table-cell>
          <table:table-cell office:value-type="percentage" office:value="0.71993091781535634" table:style-name="ce47">
            <text:p>72,0%</text:p>
          </table:table-cell>
          <table:table-cell office:value-type="float" office:value="180229" table:style-name="ce46">
            <text:p>180.229</text:p>
          </table:table-cell>
          <table:table-cell office:value-type="percentage" office:value="0.7159103547992437" table:style-name="ce47">
            <text:p>71,6%</text:p>
          </table:table-cell>
          <table:table-cell office:value-type="float" office:value="146496" table:style-name="ce46">
            <text:p>146.496</text:p>
          </table:table-cell>
          <table:table-cell office:value-type="percentage" office:value="0.81478556371908317" table:style-name="ce47">
            <text:p>81,5%</text:p>
          </table:table-cell>
          <table:table-cell office:value-type="float" office:value="1648222" table:style-name="ce46">
            <text:p>1.648.22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059764154359451" table:style-name="ce47">
            <text:p>84,1%</text:p>
          </table:table-cell>
          <table:table-cell office:value-type="percentage" office:value="0.75747167216923905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18" table:style-name="ce46">
            <text:p>42.018</text:p>
          </table:table-cell>
          <table:table-cell office:value-type="percentage" office:value="1" table:style-name="ce47">
            <text:p>100,0%</text:p>
          </table:table-cell>
          <table:table-cell office:value-type="float" office:value="55819" table:style-name="ce46">
            <text:p>55.819</text:p>
          </table:table-cell>
          <table:table-cell office:value-type="percentage" office:value="1" table:style-name="ce47">
            <text:p>100,0%</text:p>
          </table:table-cell>
          <table:table-cell office:value-type="float" office:value="76403" table:style-name="ce46">
            <text:p>76.403</text:p>
          </table:table-cell>
          <table:table-cell office:value-type="percentage" office:value="0.98782080289611485" table:style-name="ce47">
            <text:p>98,8%</text:p>
          </table:table-cell>
          <table:table-cell office:value-type="float" office:value="83835" table:style-name="ce46">
            <text:p>83.835</text:p>
          </table:table-cell>
          <table:table-cell office:value-type="percentage" office:value="0.93187274909963991" table:style-name="ce47">
            <text:p>93,2%</text:p>
          </table:table-cell>
          <table:table-cell office:value-type="float" office:value="87053" table:style-name="ce46">
            <text:p>87.053</text:p>
          </table:table-cell>
          <table:table-cell office:value-type="percentage" office:value="0.89039470588836955" table:style-name="ce47">
            <text:p>89,0%</text:p>
          </table:table-cell>
          <table:table-cell office:value-type="float" office:value="54307" table:style-name="ce46">
            <text:p>54.307</text:p>
          </table:table-cell>
          <table:table-cell office:value-type="percentage" office:value="0.77060718289273911" table:style-name="ce47">
            <text:p>77,1%</text:p>
          </table:table-cell>
          <table:table-cell office:value-type="float" office:value="40679" table:style-name="ce46">
            <text:p>40.679</text:p>
          </table:table-cell>
          <table:table-cell office:value-type="percentage" office:value="0.80544500544500541" table:style-name="ce47">
            <text:p>80,5%</text:p>
          </table:table-cell>
          <table:table-cell office:value-type="float" office:value="39022" table:style-name="ce46">
            <text:p>39.022</text:p>
          </table:table-cell>
          <table:table-cell office:value-type="percentage" office:value="0.8876100357118486" table:style-name="ce47">
            <text:p>88,8%</text:p>
          </table:table-cell>
          <table:table-cell office:value-type="float" office:value="479136" table:style-name="ce46">
            <text:p>479.13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1601176814016" table:style-name="ce47">
            <text:p>91,4%</text:p>
          </table:table-cell>
          <table:table-cell office:value-type="percentage" office:value="0.82197956785410997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19" table:style-name="ce46">
            <text:p>227.319</text:p>
          </table:table-cell>
          <table:table-cell office:value-type="percentage" office:value="1" table:style-name="ce47">
            <text:p>100,0%</text:p>
          </table:table-cell>
          <table:table-cell office:value-type="float" office:value="249476" table:style-name="ce46">
            <text:p>249.476</text:p>
          </table:table-cell>
          <table:table-cell office:value-type="percentage" office:value="1" table:style-name="ce47">
            <text:p>100,0%</text:p>
          </table:table-cell>
          <table:table-cell office:value-type="float" office:value="318573" table:style-name="ce46">
            <text:p>318.573</text:p>
          </table:table-cell>
          <table:table-cell office:value-type="percentage" office:value="0.99999372204347481" table:style-name="ce47">
            <text:p>100,0%</text:p>
          </table:table-cell>
          <table:table-cell office:value-type="float" office:value="349611" table:style-name="ce46">
            <text:p>349.611</text:p>
          </table:table-cell>
          <table:table-cell office:value-type="percentage" office:value="0.91719289040466978" table:style-name="ce47">
            <text:p>91,7%</text:p>
          </table:table-cell>
          <table:table-cell office:value-type="float" office:value="316914" table:style-name="ce46">
            <text:p>316.914</text:p>
          </table:table-cell>
          <table:table-cell office:value-type="percentage" office:value="0.87230839102131819" table:style-name="ce47">
            <text:p>87,2%</text:p>
          </table:table-cell>
          <table:table-cell office:value-type="float" office:value="208233" table:style-name="ce46">
            <text:p>208.233</text:p>
          </table:table-cell>
          <table:table-cell office:value-type="percentage" office:value="0.77761844478551667" table:style-name="ce47">
            <text:p>77,8%</text:p>
          </table:table-cell>
          <table:table-cell office:value-type="float" office:value="168277" table:style-name="ce46">
            <text:p>168.277</text:p>
          </table:table-cell>
          <table:table-cell office:value-type="percentage" office:value="0.79749864932750725" table:style-name="ce47">
            <text:p>79,7%</text:p>
          </table:table-cell>
          <table:table-cell office:value-type="float" office:value="136577" table:style-name="ce46">
            <text:p>136.577</text:p>
          </table:table-cell>
          <table:table-cell office:value-type="percentage" office:value="0.82602726469983423" table:style-name="ce47">
            <text:p>82,6%</text:p>
          </table:table-cell>
          <table:table-cell office:value-type="float" office:value="1974980" table:style-name="ce46">
            <text:p>1.974.98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751397011284995" table:style-name="ce47">
            <text:p>90,8%</text:p>
          </table:table-cell>
          <table:table-cell office:value-type="percentage" office:value="0.82465453932034416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05" table:style-name="ce46">
            <text:p>136.705</text:p>
          </table:table-cell>
          <table:table-cell office:value-type="percentage" office:value="1" table:style-name="ce47">
            <text:p>100,0%</text:p>
          </table:table-cell>
          <table:table-cell office:value-type="float" office:value="157529" table:style-name="ce46">
            <text:p>157.529</text:p>
          </table:table-cell>
          <table:table-cell office:value-type="percentage" office:value="0.99011948384988158" table:style-name="ce47">
            <text:p>99,0%</text:p>
          </table:table-cell>
          <table:table-cell office:value-type="float" office:value="217091" table:style-name="ce46">
            <text:p>217.091</text:p>
          </table:table-cell>
          <table:table-cell office:value-type="percentage" office:value="0.99380619289154204" table:style-name="ce47">
            <text:p>99,4%</text:p>
          </table:table-cell>
          <table:table-cell office:value-type="float" office:value="278064" table:style-name="ce46">
            <text:p>278.064</text:p>
          </table:table-cell>
          <table:table-cell office:value-type="percentage" office:value="0.90433787132737953" table:style-name="ce47">
            <text:p>90,4%</text:p>
          </table:table-cell>
          <table:table-cell office:value-type="float" office:value="277049" table:style-name="ce46">
            <text:p>277.049</text:p>
          </table:table-cell>
          <table:table-cell office:value-type="percentage" office:value="0.83800607976285901" table:style-name="ce47">
            <text:p>83,8%</text:p>
          </table:table-cell>
          <table:table-cell office:value-type="float" office:value="196175" table:style-name="ce46">
            <text:p>196.175</text:p>
          </table:table-cell>
          <table:table-cell office:value-type="percentage" office:value="0.73777458527797934" table:style-name="ce47">
            <text:p>73,8%</text:p>
          </table:table-cell>
          <table:table-cell office:value-type="float" office:value="163289" table:style-name="ce46">
            <text:p>163.289</text:p>
          </table:table-cell>
          <table:table-cell office:value-type="percentage" office:value="0.74872643737189859" table:style-name="ce47">
            <text:p>74,9%</text:p>
          </table:table-cell>
          <table:table-cell office:value-type="float" office:value="143712" table:style-name="ce46">
            <text:p>143.712</text:p>
          </table:table-cell>
          <table:table-cell office:value-type="percentage" office:value="0.82606396431609685" table:style-name="ce47">
            <text:p>82,6%</text:p>
          </table:table-cell>
          <table:table-cell office:value-type="float" office:value="1569614" table:style-name="ce46">
            <text:p>1.569.61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77304531663257" table:style-name="ce47">
            <text:p>86,8%</text:p>
          </table:table-cell>
          <table:table-cell office:value-type="percentage" office:value="0.76745447069045347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11" table:style-name="ce46">
            <text:p>453.611</text:p>
          </table:table-cell>
          <table:table-cell office:value-type="percentage" office:value="1" table:style-name="ce47">
            <text:p>100,0%</text:p>
          </table:table-cell>
          <table:table-cell office:value-type="float" office:value="614961" table:style-name="ce46">
            <text:p>614.961</text:p>
          </table:table-cell>
          <table:table-cell office:value-type="percentage" office:value="0.96799739332464441" table:style-name="ce47">
            <text:p>96,8%</text:p>
          </table:table-cell>
          <table:table-cell office:value-type="float" office:value="789499" table:style-name="ce46">
            <text:p>789.499</text:p>
          </table:table-cell>
          <table:table-cell office:value-type="percentage" office:value="0.94259083268066246" table:style-name="ce47">
            <text:p>94,3%</text:p>
          </table:table-cell>
          <table:table-cell office:value-type="float" office:value="1017519" table:style-name="ce46">
            <text:p>1.017.519</text:p>
          </table:table-cell>
          <table:table-cell office:value-type="percentage" office:value="0.93198171792852036" table:style-name="ce47">
            <text:p>93,2%</text:p>
          </table:table-cell>
          <table:table-cell office:value-type="float" office:value="1116295" table:style-name="ce46">
            <text:p>1.116.295</text:p>
          </table:table-cell>
          <table:table-cell office:value-type="percentage" office:value="0.8477621121620954" table:style-name="ce47">
            <text:p>84,8%</text:p>
          </table:table-cell>
          <table:table-cell office:value-type="float" office:value="762249" table:style-name="ce46">
            <text:p>762.249</text:p>
          </table:table-cell>
          <table:table-cell office:value-type="percentage" office:value="0.72966787025727231" table:style-name="ce47">
            <text:p>73,0%</text:p>
          </table:table-cell>
          <table:table-cell office:value-type="float" office:value="622813" table:style-name="ce46">
            <text:p>622.813</text:p>
          </table:table-cell>
          <table:table-cell office:value-type="percentage" office:value="0.74238528610679011" table:style-name="ce47">
            <text:p>74,2%</text:p>
          </table:table-cell>
          <table:table-cell office:value-type="float" office:value="521931" table:style-name="ce46">
            <text:p>521.931</text:p>
          </table:table-cell>
          <table:table-cell office:value-type="percentage" office:value="0.79542524300253292" table:style-name="ce47">
            <text:p>79,5%</text:p>
          </table:table-cell>
          <table:table-cell office:value-type="float" office:value="5898878" table:style-name="ce46">
            <text:p>5.898.87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884810930120148" table:style-name="ce47">
            <text:p>85,9%</text:p>
          </table:table-cell>
          <table:table-cell office:value-type="percentage" office:value="0.75816386111960454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54" table:style-name="ce46">
            <text:p>293.554</text:p>
          </table:table-cell>
          <table:table-cell office:value-type="percentage" office:value="1" table:style-name="ce47">
            <text:p>100,0%</text:p>
          </table:table-cell>
          <table:table-cell office:value-type="float" office:value="432196" table:style-name="ce46">
            <text:p>432.196</text:p>
          </table:table-cell>
          <table:table-cell office:value-type="percentage" office:value="0.98705984990704831" table:style-name="ce47">
            <text:p>98,7%</text:p>
          </table:table-cell>
          <table:table-cell office:value-type="float" office:value="566071" table:style-name="ce46">
            <text:p>566.071</text:p>
          </table:table-cell>
          <table:table-cell office:value-type="percentage" office:value="0.97476098965436486" table:style-name="ce47">
            <text:p>97,5%</text:p>
          </table:table-cell>
          <table:table-cell office:value-type="float" office:value="710503" table:style-name="ce46">
            <text:p>710.503</text:p>
          </table:table-cell>
          <table:table-cell office:value-type="percentage" office:value="0.94439836561952539" table:style-name="ce47">
            <text:p>94,4%</text:p>
          </table:table-cell>
          <table:table-cell office:value-type="float" office:value="746460" table:style-name="ce46">
            <text:p>746.460</text:p>
          </table:table-cell>
          <table:table-cell office:value-type="percentage" office:value="0.8765506324654645" table:style-name="ce47">
            <text:p>87,7%</text:p>
          </table:table-cell>
          <table:table-cell office:value-type="float" office:value="500984" table:style-name="ce46">
            <text:p>500.984</text:p>
          </table:table-cell>
          <table:table-cell office:value-type="percentage" office:value="0.77221895958283426" table:style-name="ce47">
            <text:p>77,2%</text:p>
          </table:table-cell>
          <table:table-cell office:value-type="float" office:value="414259" table:style-name="ce46">
            <text:p>414.259</text:p>
          </table:table-cell>
          <table:table-cell office:value-type="percentage" office:value="0.80263152796022674" table:style-name="ce47">
            <text:p>80,3%</text:p>
          </table:table-cell>
          <table:table-cell office:value-type="float" office:value="362887" table:style-name="ce46">
            <text:p>362.887</text:p>
          </table:table-cell>
          <table:table-cell office:value-type="percentage" office:value="0.8547950561914206" table:style-name="ce47">
            <text:p>85,5%</text:p>
          </table:table-cell>
          <table:table-cell office:value-type="float" office:value="4026914" table:style-name="ce46">
            <text:p>4.026.91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17072162183054" table:style-name="ce47">
            <text:p>89,7%</text:p>
          </table:table-cell>
          <table:table-cell office:value-type="percentage" office:value="0.7962493422942792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20" table:style-name="ce46">
            <text:p>77.520</text:p>
          </table:table-cell>
          <table:table-cell office:value-type="percentage" office:value="1" table:style-name="ce47">
            <text:p>100,0%</text:p>
          </table:table-cell>
          <table:table-cell office:value-type="float" office:value="95531" table:style-name="ce46">
            <text:p>95.531</text:p>
          </table:table-cell>
          <table:table-cell office:value-type="percentage" office:value="1" table:style-name="ce47">
            <text:p>100,0%</text:p>
          </table:table-cell>
          <table:table-cell office:value-type="float" office:value="131759" table:style-name="ce46">
            <text:p>131.759</text:p>
          </table:table-cell>
          <table:table-cell office:value-type="percentage" office:value="1.0515734614555816" table:style-name="ce47">
            <text:p>105,2%</text:p>
          </table:table-cell>
          <table:table-cell office:value-type="float" office:value="160434" table:style-name="ce46">
            <text:p>160.434</text:p>
          </table:table-cell>
          <table:table-cell office:value-type="percentage" office:value="0.9481018343419062" table:style-name="ce47">
            <text:p>94,8%</text:p>
          </table:table-cell>
          <table:table-cell office:value-type="float" office:value="144628" table:style-name="ce46">
            <text:p>144.628</text:p>
          </table:table-cell>
          <table:table-cell office:value-type="percentage" office:value="0.90679273201499744" table:style-name="ce47">
            <text:p>90,7%</text:p>
          </table:table-cell>
          <table:table-cell office:value-type="float" office:value="110990" table:style-name="ce46">
            <text:p>110.990</text:p>
          </table:table-cell>
          <table:table-cell office:value-type="percentage" office:value="0.83151656814929686" table:style-name="ce47">
            <text:p>83,2%</text:p>
          </table:table-cell>
          <table:table-cell office:value-type="float" office:value="90860" table:style-name="ce46">
            <text:p>90.860</text:p>
          </table:table-cell>
          <table:table-cell office:value-type="percentage" office:value="0.80180021178962235" table:style-name="ce47">
            <text:p>80,2%</text:p>
          </table:table-cell>
          <table:table-cell office:value-type="float" office:value="75271" table:style-name="ce46">
            <text:p>75.271</text:p>
          </table:table-cell>
          <table:table-cell office:value-type="percentage" office:value="0.88815339233038348" table:style-name="ce47">
            <text:p>88,8%</text:p>
          </table:table-cell>
          <table:table-cell office:value-type="float" office:value="886993" table:style-name="ce46">
            <text:p>886.99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31107456496864" table:style-name="ce47">
            <text:p>93,0%</text:p>
          </table:table-cell>
          <table:table-cell office:value-type="percentage" office:value="0.83365022317001991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55" table:style-name="ce46">
            <text:p>240.855</text:p>
          </table:table-cell>
          <table:table-cell office:value-type="percentage" office:value="1" table:style-name="ce47">
            <text:p>100,0%</text:p>
          </table:table-cell>
          <table:table-cell office:value-type="float" office:value="290265" table:style-name="ce46">
            <text:p>290.265</text:p>
          </table:table-cell>
          <table:table-cell office:value-type="percentage" office:value="1" table:style-name="ce47">
            <text:p>100,0%</text:p>
          </table:table-cell>
          <table:table-cell office:value-type="float" office:value="345315" table:style-name="ce46">
            <text:p>345.315</text:p>
          </table:table-cell>
          <table:table-cell office:value-type="percentage" office:value="0.9953534893507856" table:style-name="ce47">
            <text:p>99,5%</text:p>
          </table:table-cell>
          <table:table-cell office:value-type="float" office:value="389474" table:style-name="ce46">
            <text:p>389.474</text:p>
          </table:table-cell>
          <table:table-cell office:value-type="percentage" office:value="0.95955790868932145" table:style-name="ce47">
            <text:p>96,0%</text:p>
          </table:table-cell>
          <table:table-cell office:value-type="float" office:value="406023" table:style-name="ce46">
            <text:p>406.023</text:p>
          </table:table-cell>
          <table:table-cell office:value-type="percentage" office:value="0.91607347124797789" table:style-name="ce47">
            <text:p>91,6%</text:p>
          </table:table-cell>
          <table:table-cell office:value-type="float" office:value="261021" table:style-name="ce46">
            <text:p>261.021</text:p>
          </table:table-cell>
          <table:table-cell office:value-type="percentage" office:value="0.80709506258348584" table:style-name="ce47">
            <text:p>80,7%</text:p>
          </table:table-cell>
          <table:table-cell office:value-type="float" office:value="195344" table:style-name="ce46">
            <text:p>195.344</text:p>
          </table:table-cell>
          <table:table-cell office:value-type="percentage" office:value="0.84571458258471477" table:style-name="ce47">
            <text:p>84,6%</text:p>
          </table:table-cell>
          <table:table-cell office:value-type="float" office:value="166594" table:style-name="ce46">
            <text:p>166.594</text:p>
          </table:table-cell>
          <table:table-cell office:value-type="percentage" office:value="0.92548623109101313" table:style-name="ce47">
            <text:p>92,5%</text:p>
          </table:table-cell>
          <table:table-cell office:value-type="float" office:value="2294891" table:style-name="ce46">
            <text:p>2.294.89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97404967290654" table:style-name="ce47">
            <text:p>93,5%</text:p>
          </table:table-cell>
          <table:table-cell office:value-type="percentage" office:value="0.8493873941962804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5" table:style-name="ce46">
            <text:p>23.175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535" table:style-name="ce46">
            <text:p>37.535</text:p>
          </table:table-cell>
          <table:table-cell office:value-type="percentage" office:value="0.99514820510101276" table:style-name="ce47">
            <text:p>99,5%</text:p>
          </table:table-cell>
          <table:table-cell office:value-type="float" office:value="44843" table:style-name="ce46">
            <text:p>44.843</text:p>
          </table:table-cell>
          <table:table-cell office:value-type="percentage" office:value="0.94081487076200065" table:style-name="ce47">
            <text:p>94,1%</text:p>
          </table:table-cell>
          <table:table-cell office:value-type="float" office:value="46922" table:style-name="ce46">
            <text:p>46.922</text:p>
          </table:table-cell>
          <table:table-cell office:value-type="percentage" office:value="0.88620696167865975" table:style-name="ce47">
            <text:p>88,6%</text:p>
          </table:table-cell>
          <table:table-cell office:value-type="float" office:value="30626" table:style-name="ce46">
            <text:p>30.626</text:p>
          </table:table-cell>
          <table:table-cell office:value-type="percentage" office:value="0.77891095907830821" table:style-name="ce47">
            <text:p>77,9%</text:p>
          </table:table-cell>
          <table:table-cell office:value-type="float" office:value="23499" table:style-name="ce46">
            <text:p>23.499</text:p>
          </table:table-cell>
          <table:table-cell office:value-type="percentage" office:value="0.77152143935911743" table:style-name="ce47">
            <text:p>77,2%</text:p>
          </table:table-cell>
          <table:table-cell office:value-type="float" office:value="21504" table:style-name="ce46">
            <text:p>21.504</text:p>
          </table:table-cell>
          <table:table-cell office:value-type="percentage" office:value="0.84223719254269147" table:style-name="ce47">
            <text:p>84,2%</text:p>
          </table:table-cell>
          <table:table-cell office:value-type="float" office:value="256672" table:style-name="ce46">
            <text:p>256.67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387012712610482" table:style-name="ce47">
            <text:p>90,4%</text:p>
          </table:table-cell>
          <table:table-cell office:value-type="percentage" office:value="0.8023156223234994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539" table:style-name="ce46">
            <text:p>371.539</text:p>
          </table:table-cell>
          <table:table-cell office:value-type="percentage" office:value="1" table:style-name="ce47">
            <text:p>100,0%</text:p>
          </table:table-cell>
          <table:table-cell office:value-type="float" office:value="509766" table:style-name="ce46">
            <text:p>509.766</text:p>
          </table:table-cell>
          <table:table-cell office:value-type="percentage" office:value="0.96898766539753389" table:style-name="ce47">
            <text:p>96,9%</text:p>
          </table:table-cell>
          <table:table-cell office:value-type="float" office:value="678309" table:style-name="ce46">
            <text:p>678.309</text:p>
          </table:table-cell>
          <table:table-cell office:value-type="percentage" office:value="0.96443454856445754" table:style-name="ce47">
            <text:p>96,4%</text:p>
          </table:table-cell>
          <table:table-cell office:value-type="float" office:value="936439" table:style-name="ce46">
            <text:p>936.439</text:p>
          </table:table-cell>
          <table:table-cell office:value-type="percentage" office:value="0.9626391497384309" table:style-name="ce47">
            <text:p>96,3%</text:p>
          </table:table-cell>
          <table:table-cell office:value-type="float" office:value="1019066" table:style-name="ce46">
            <text:p>1.019.066</text:p>
          </table:table-cell>
          <table:table-cell office:value-type="percentage" office:value="0.87400630032822424" table:style-name="ce47">
            <text:p>87,4%</text:p>
          </table:table-cell>
          <table:table-cell office:value-type="float" office:value="732217" table:style-name="ce46">
            <text:p>732.217</text:p>
          </table:table-cell>
          <table:table-cell office:value-type="percentage" office:value="0.77104692304452216" table:style-name="ce47">
            <text:p>77,1%</text:p>
          </table:table-cell>
          <table:table-cell office:value-type="float" office:value="584307" table:style-name="ce46">
            <text:p>584.307</text:p>
          </table:table-cell>
          <table:table-cell office:value-type="percentage" office:value="0.78697195191757296" table:style-name="ce47">
            <text:p>78,7%</text:p>
          </table:table-cell>
          <table:table-cell office:value-type="float" office:value="447761" table:style-name="ce46">
            <text:p>447.761</text:p>
          </table:table-cell>
          <table:table-cell office:value-type="percentage" office:value="0.80890158289705205" table:style-name="ce47">
            <text:p>80,9%</text:p>
          </table:table-cell>
          <table:table-cell office:value-type="float" office:value="5279404" table:style-name="ce46">
            <text:p>5.279.404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314814960411925" table:style-name="ce47">
            <text:p>88,3%</text:p>
          </table:table-cell>
          <table:table-cell office:value-type="percentage" office:value="0.77868601959206407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2" table:style-name="ce46">
            <text:p>73.242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5" table:style-name="ce46">
            <text:p>102.555</text:p>
          </table:table-cell>
          <table:table-cell office:value-type="percentage" office:value="0.9966569160050146" table:style-name="ce47">
            <text:p>99,7%</text:p>
          </table:table-cell>
          <table:table-cell office:value-type="float" office:value="146067" table:style-name="ce46">
            <text:p>146.067</text:p>
          </table:table-cell>
          <table:table-cell office:value-type="percentage" office:value="0.99426856080975301" table:style-name="ce47">
            <text:p>99,4%</text:p>
          </table:table-cell>
          <table:table-cell office:value-type="float" office:value="205392" table:style-name="ce46">
            <text:p>205.392</text:p>
          </table:table-cell>
          <table:table-cell office:value-type="percentage" office:value="0.96312413249803053" table:style-name="ce47">
            <text:p>96,3%</text:p>
          </table:table-cell>
          <table:table-cell office:value-type="float" office:value="227780" table:style-name="ce46">
            <text:p>227.780</text:p>
          </table:table-cell>
          <table:table-cell office:value-type="percentage" office:value="0.89621769221386782" table:style-name="ce47">
            <text:p>89,6%</text:p>
          </table:table-cell>
          <table:table-cell office:value-type="float" office:value="162957" table:style-name="ce46">
            <text:p>162.957</text:p>
          </table:table-cell>
          <table:table-cell office:value-type="percentage" office:value="0.77968737290852286" table:style-name="ce47">
            <text:p>78,0%</text:p>
          </table:table-cell>
          <table:table-cell office:value-type="float" office:value="136105" table:style-name="ce46">
            <text:p>136.105</text:p>
          </table:table-cell>
          <table:table-cell office:value-type="percentage" office:value="0.79016882634341179" table:style-name="ce47">
            <text:p>79,0%</text:p>
          </table:table-cell>
          <table:table-cell office:value-type="float" office:value="117208" table:style-name="ce46">
            <text:p>117.208</text:p>
          </table:table-cell>
          <table:table-cell office:value-type="percentage" office:value="0.82602506096099904" table:style-name="ce47">
            <text:p>82,6%</text:p>
          </table:table-cell>
          <table:table-cell office:value-type="float" office:value="1171306" table:style-name="ce46">
            <text:p>1.171.30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403321942667069" table:style-name="ce47">
            <text:p>89,4%</text:p>
          </table:table-cell>
          <table:table-cell office:value-type="percentage" office:value="0.77505722080580919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8" table:style-name="ce46">
            <text:p>42.138</text:p>
          </table:table-cell>
          <table:table-cell office:value-type="percentage" office:value="1" table:style-name="ce47">
            <text:p>100,0%</text:p>
          </table:table-cell>
          <table:table-cell office:value-type="float" office:value="55772" table:style-name="ce46">
            <text:p>55.772</text:p>
          </table:table-cell>
          <table:table-cell office:value-type="percentage" office:value="0.99964152566676223" table:style-name="ce47">
            <text:p>100,0%</text:p>
          </table:table-cell>
          <table:table-cell office:value-type="float" office:value="71772" table:style-name="ce46">
            <text:p>71.772</text:p>
          </table:table-cell>
          <table:table-cell office:value-type="percentage" office:value="0.97194084827474136" table:style-name="ce47">
            <text:p>97,2%</text:p>
          </table:table-cell>
          <table:table-cell office:value-type="float" office:value="91428" table:style-name="ce46">
            <text:p>91.428</text:p>
          </table:table-cell>
          <table:table-cell office:value-type="percentage" office:value="0.94553953709640726" table:style-name="ce47">
            <text:p>94,6%</text:p>
          </table:table-cell>
          <table:table-cell office:value-type="float" office:value="94715" table:style-name="ce46">
            <text:p>94.715</text:p>
          </table:table-cell>
          <table:table-cell office:value-type="percentage" office:value="0.87697450047221348" table:style-name="ce47">
            <text:p>87,7%</text:p>
          </table:table-cell>
          <table:table-cell office:value-type="float" office:value="63274" table:style-name="ce46">
            <text:p>63.274</text:p>
          </table:table-cell>
          <table:table-cell office:value-type="percentage" office:value="0.77788569110288786" table:style-name="ce47">
            <text:p>77,8%</text:p>
          </table:table-cell>
          <table:table-cell office:value-type="float" office:value="55981" table:style-name="ce46">
            <text:p>55.981</text:p>
          </table:table-cell>
          <table:table-cell office:value-type="percentage" office:value="0.82171532578860074" table:style-name="ce47">
            <text:p>82,2%</text:p>
          </table:table-cell>
          <table:table-cell office:value-type="float" office:value="48673" table:style-name="ce46">
            <text:p>48.673</text:p>
          </table:table-cell>
          <table:table-cell office:value-type="percentage" office:value="0.8631801092431014" table:style-name="ce47">
            <text:p>86,3%</text:p>
          </table:table-cell>
          <table:table-cell office:value-type="float" office:value="523753" table:style-name="ce46">
            <text:p>523.75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091923337587765" table:style-name="ce47">
            <text:p>90,1%</text:p>
          </table:table-cell>
          <table:table-cell office:value-type="percentage" office:value="0.79212851842945442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90" table:style-name="ce46">
            <text:p>161.990</text:p>
          </table:table-cell>
          <table:table-cell office:value-type="percentage" office:value="1.0255777144666034" table:style-name="ce47">
            <text:p>102,6%</text:p>
          </table:table-cell>
          <table:table-cell office:value-type="float" office:value="212273" table:style-name="ce46">
            <text:p>212.273</text:p>
          </table:table-cell>
          <table:table-cell office:value-type="percentage" office:value="0.99620801479249677" table:style-name="ce47">
            <text:p>99,6%</text:p>
          </table:table-cell>
          <table:table-cell office:value-type="float" office:value="273546" table:style-name="ce46">
            <text:p>273.546</text:p>
          </table:table-cell>
          <table:table-cell office:value-type="percentage" office:value="0.97653497263662947" table:style-name="ce47">
            <text:p>97,7%</text:p>
          </table:table-cell>
          <table:table-cell office:value-type="float" office:value="321067" table:style-name="ce46">
            <text:p>321.067</text:p>
          </table:table-cell>
          <table:table-cell office:value-type="percentage" office:value="0.94437859031640381" table:style-name="ce47">
            <text:p>94,4%</text:p>
          </table:table-cell>
          <table:table-cell office:value-type="float" office:value="316943" table:style-name="ce46">
            <text:p>316.943</text:p>
          </table:table-cell>
          <table:table-cell office:value-type="percentage" office:value="0.87521159353055367" table:style-name="ce47">
            <text:p>87,5%</text:p>
          </table:table-cell>
          <table:table-cell office:value-type="float" office:value="199166" table:style-name="ce46">
            <text:p>199.166</text:p>
          </table:table-cell>
          <table:table-cell office:value-type="percentage" office:value="0.7644266013671448" table:style-name="ce47">
            <text:p>76,4%</text:p>
          </table:table-cell>
          <table:table-cell office:value-type="float" office:value="160936" table:style-name="ce46">
            <text:p>160.936</text:p>
          </table:table-cell>
          <table:table-cell office:value-type="percentage" office:value="0.79855508251709384" table:style-name="ce47">
            <text:p>79,9%</text:p>
          </table:table-cell>
          <table:table-cell office:value-type="float" office:value="144961" table:style-name="ce46">
            <text:p>144.961</text:p>
          </table:table-cell>
          <table:table-cell office:value-type="percentage" office:value="0.85976181156067988" table:style-name="ce47">
            <text:p>86,0%</text:p>
          </table:table-cell>
          <table:table-cell office:value-type="float" office:value="1790882" table:style-name="ce46">
            <text:p>1.790.88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268823247442087" table:style-name="ce47">
            <text:p>90,3%</text:p>
          </table:table-cell>
          <table:table-cell office:value-type="percentage" office:value="0.80652050165187728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6" table:style-name="ce46">
            <text:p>3.846</text:p>
          </table:table-cell>
          <table:table-cell office:value-type="percentage" office:value="0.89069013432144506" table:style-name="ce47">
            <text:p>89,1%</text:p>
          </table:table-cell>
          <table:table-cell office:value-type="float" office:value="7530" table:style-name="ce46">
            <text:p>7.530</text:p>
          </table:table-cell>
          <table:table-cell office:value-type="percentage" office:value="0.95838106147384494" table:style-name="ce47">
            <text:p>95,8%</text:p>
          </table:table-cell>
          <table:table-cell office:value-type="float" office:value="10477" table:style-name="ce46">
            <text:p>10.477</text:p>
          </table:table-cell>
          <table:table-cell office:value-type="percentage" office:value="0.90662859120803041" table:style-name="ce47">
            <text:p>90,7%</text:p>
          </table:table-cell>
          <table:table-cell office:value-type="float" office:value="10959" table:style-name="ce46">
            <text:p>10.959</text:p>
          </table:table-cell>
          <table:table-cell office:value-type="percentage" office:value="0.86687233032747979" table:style-name="ce47">
            <text:p>86,7%</text:p>
          </table:table-cell>
          <table:table-cell office:value-type="float" office:value="8923" table:style-name="ce46">
            <text:p>8.923</text:p>
          </table:table-cell>
          <table:table-cell office:value-type="percentage" office:value="0.75021019001177069" table:style-name="ce47">
            <text:p>75,0%</text:p>
          </table:table-cell>
          <table:table-cell office:value-type="float" office:value="8588" table:style-name="ce46">
            <text:p>8.588</text:p>
          </table:table-cell>
          <table:table-cell office:value-type="percentage" office:value="0.78307650223397463" table:style-name="ce47">
            <text:p>78,3%</text:p>
          </table:table-cell>
          <table:table-cell office:value-type="float" office:value="7889" table:style-name="ce46">
            <text:p>7.889</text:p>
          </table:table-cell>
          <table:table-cell office:value-type="percentage" office:value="0.86445321060705671" table:style-name="ce47">
            <text:p>86,4%</text:p>
          </table:table-cell>
          <table:table-cell office:value-type="float" office:value="60582" table:style-name="ce46">
            <text:p>60.58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368843796237581" table:style-name="ce47">
            <text:p>85,4%</text:p>
          </table:table-cell>
          <table:table-cell office:value-type="percentage" office:value="0.71948409776489874" table:style-name="ce47">
            <text:p>7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1" table:style-name="ce46">
            <text:p>1.971</text:p>
          </table:table-cell>
          <table:table-cell office:value-type="percentage" office:value="0.83908045977011492" table:style-name="ce47">
            <text:p>83,9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4" table:style-name="ce46">
            <text:p>7.054</text:p>
          </table:table-cell>
          <table:table-cell office:value-type="percentage" office:value="0.90123929985946083" table:style-name="ce47">
            <text:p>90,1%</text:p>
          </table:table-cell>
          <table:table-cell office:value-type="float" office:value="9536" table:style-name="ce46">
            <text:p>9.536</text:p>
          </table:table-cell>
          <table:table-cell office:value-type="percentage" office:value="0.84396849278697228" table:style-name="ce47">
            <text:p>84,4%</text:p>
          </table:table-cell>
          <table:table-cell office:value-type="float" office:value="9905" table:style-name="ce46">
            <text:p>9.905</text:p>
          </table:table-cell>
          <table:table-cell office:value-type="percentage" office:value="0.82527912014664218" table:style-name="ce47">
            <text:p>82,5%</text:p>
          </table:table-cell>
          <table:table-cell office:value-type="float" office:value="8393" table:style-name="ce46">
            <text:p>8.393</text:p>
          </table:table-cell>
          <table:table-cell office:value-type="percentage" office:value="0.69174977334542154" table:style-name="ce47">
            <text:p>69,2%</text:p>
          </table:table-cell>
          <table:table-cell office:value-type="float" office:value="8235" table:style-name="ce46">
            <text:p>8.235</text:p>
          </table:table-cell>
          <table:table-cell office:value-type="percentage" office:value="0.68653605669028761" table:style-name="ce47">
            <text:p>68,7%</text:p>
          </table:table-cell>
          <table:table-cell office:value-type="float" office:value="7593" table:style-name="ce46">
            <text:p>7.593</text:p>
          </table:table-cell>
          <table:table-cell office:value-type="percentage" office:value="0.79308543973260914" table:style-name="ce47">
            <text:p>79,3%</text:p>
          </table:table-cell>
          <table:table-cell office:value-type="float" office:value="55949" table:style-name="ce46">
            <text:p>55.94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882513006330457" table:style-name="ce47">
            <text:p>78,9%</text:p>
          </table:table-cell>
          <table:table-cell office:value-type="percentage" office:value="0.64253066286921767" table:style-name="ce47">
            <text:p>64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1" table:style-name="ce46">
            <text:p>3.531</text:p>
          </table:table-cell>
          <table:table-cell office:value-type="string" table:style-name="ce47">
            <text:p>-</text:p>
          </table:table-cell>
          <table:table-cell office:value-type="float" office:value="9172" table:style-name="ce46">
            <text:p>9.172</text:p>
          </table:table-cell>
          <table:table-cell office:value-type="string" table:style-name="ce47">
            <text:p>-</text:p>
          </table:table-cell>
          <table:table-cell office:value-type="float" office:value="21299" table:style-name="ce46">
            <text:p>21.299</text:p>
          </table:table-cell>
          <table:table-cell office:value-type="string" table:style-name="ce47">
            <text:p>-</text:p>
          </table:table-cell>
          <table:table-cell office:value-type="float" office:value="30863" table:style-name="ce46">
            <text:p>30.863</text:p>
          </table:table-cell>
          <table:table-cell office:value-type="string" table:style-name="ce47">
            <text:p>-</text:p>
          </table:table-cell>
          <table:table-cell office:value-type="float" office:value="22934" table:style-name="ce46">
            <text:p>22.934</text:p>
          </table:table-cell>
          <table:table-cell office:value-type="string" table:style-name="ce47">
            <text:p>-</text:p>
          </table:table-cell>
          <table:table-cell office:value-type="float" office:value="1187" table:style-name="ce46">
            <text:p>1.187</text:p>
          </table:table-cell>
          <table:table-cell office:value-type="string" table:style-name="ce47">
            <text:p>-</text:p>
          </table:table-cell>
          <table:table-cell office:value-type="float" office:value="89028" table:style-name="ce46">
            <text:p>89.0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16" table:style-name="ce49">
            <text:p>716</text:p>
          </table:table-cell>
          <table:table-cell office:value-type="string" table:style-name="ce50">
            <text:p>-</text:p>
          </table:table-cell>
          <table:table-cell office:value-type="float" office:value="1378" table:style-name="ce49">
            <text:p>1.378</text:p>
          </table:table-cell>
          <table:table-cell office:value-type="string" table:style-name="ce50">
            <text:p>-</text:p>
          </table:table-cell>
          <table:table-cell office:value-type="float" office:value="1628" table:style-name="ce49">
            <text:p>1.628</text:p>
          </table:table-cell>
          <table:table-cell office:value-type="string" table:style-name="ce50">
            <text:p>-</text:p>
          </table:table-cell>
          <table:table-cell office:value-type="float" office:value="1340" table:style-name="ce49">
            <text:p>1.340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24" table:style-name="ce49">
            <text:p>5.52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8766" table:style-name="ce53">
            <text:p>2.908.766</text:p>
          </table:table-cell>
          <table:table-cell office:value-type="percentage" office:value="1" table:style-name="ce54">
            <text:p>100,0%</text:p>
          </table:table-cell>
          <table:table-cell office:value-type="float" office:value="3924262" table:style-name="ce53">
            <text:p>3.924.262</text:p>
          </table:table-cell>
          <table:table-cell office:value-type="percentage" office:value="0.99096399157080284" table:style-name="ce54">
            <text:p>99,1%</text:p>
          </table:table-cell>
          <table:table-cell office:value-type="float" office:value="5224640" table:style-name="ce53">
            <text:p>5.224.640</text:p>
          </table:table-cell>
          <table:table-cell office:value-type="percentage" office:value="0.97894954193246897" table:style-name="ce54">
            <text:p>97,9%</text:p>
          </table:table-cell>
          <table:table-cell office:value-type="float" office:value="6632068" table:style-name="ce53">
            <text:p>6.632.068</text:p>
          </table:table-cell>
          <table:table-cell office:value-type="percentage" office:value="0.9429517214237515" table:style-name="ce54">
            <text:p>94,3%</text:p>
          </table:table-cell>
          <table:table-cell office:value-type="float" office:value="6901950" table:style-name="ce53">
            <text:p>6.901.950</text:p>
          </table:table-cell>
          <table:table-cell office:value-type="percentage" office:value="0.8745793226510209" table:style-name="ce54">
            <text:p>87,5%</text:p>
          </table:table-cell>
          <table:table-cell office:value-type="float" office:value="4808074" table:style-name="ce53">
            <text:p>4.808.074</text:p>
          </table:table-cell>
          <table:table-cell office:value-type="percentage" office:value="0.77171155702127137" table:style-name="ce54">
            <text:p>77,2%</text:p>
          </table:table-cell>
          <table:table-cell office:value-type="float" office:value="3889537" table:style-name="ce53">
            <text:p>3.889.537</text:p>
          </table:table-cell>
          <table:table-cell office:value-type="percentage" office:value="0.78661682144706191" table:style-name="ce54">
            <text:p>78,7%</text:p>
          </table:table-cell>
          <table:table-cell office:value-type="float" office:value="3267946" table:style-name="ce53">
            <text:p>3.267.946</text:p>
          </table:table-cell>
          <table:table-cell office:value-type="percentage" office:value="0.84037281487885629" table:style-name="ce54">
            <text:p>84,0%</text:p>
          </table:table-cell>
          <table:table-cell office:value-type="float" office:value="37557243" table:style-name="ce53">
            <text:p>37.557.24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167609828976746" table:style-name="ce54">
            <text:p>89,2%</text:p>
          </table:table-cell>
          <table:table-cell office:value-type="percentage" office:value="0.7914987093472301" table:style-name="ce54">
            <text:p>79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3T16:17:48Z</dc:date>
  </office:meta>
</office:document-meta>
</file>